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F4000000FA8E5263079D94F53D.png" manifest:media-type="image/png"/>
  <manifest:file-entry manifest:full-path="Pictures/1000000000000562000004F5735F2E322F1F0D0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F" svg:font-family="" style:font-pitch="variable"/>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Standard">
      <style:table-properties style:width="18.198cm" fo:margin-left="-0.714cm" style:page-number="auto" table:align="left" style:writing-mode="lr-tb"/>
    </style:style>
    <style:style style:name="Tableau1.A" style:family="table-column">
      <style:table-column-properties style:column-width="18.198cm"/>
    </style:style>
    <style:style style:name="Tableau1.1" style:family="table-row">
      <style:table-row-properties style:min-row-height="8.502cm"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2" style:family="table-row">
      <style:table-row-properties style:row-height="1.526cm" fo:keep-together="auto"/>
    </style:style>
    <style:style style:name="Tableau1.3" style:family="table-row">
      <style:table-row-properties style:row-height="3.478cm" fo:keep-together="auto"/>
    </style:style>
    <style:style style:name="Tableau1.A3" style:family="table-cell">
      <style:table-cell-properties style:vertical-align="top" fo:padding-left="0.191cm" fo:padding-right="0.191cm" fo:padding-top="0cm" fo:padding-bottom="0cm" fo:border="none" style:writing-mode="lr-tb"/>
    </style:style>
    <style:style style:name="Tableau1.4" style:family="table-row">
      <style:table-row-properties style:row-height="2.252cm" fo:keep-together="auto"/>
    </style:style>
    <style:style style:name="Tableau1.5" style:family="table-row">
      <style:table-row-properties style:row-height="6.001cm" fo:keep-together="auto"/>
    </style:style>
    <style:style style:name="Tableau1.A5" style:family="table-cell">
      <style:table-cell-properties style:vertical-align="bottom" fo:padding-left="0.191cm" fo:padding-right="0.191cm" fo:padding-top="0cm" fo:padding-bottom="0cm" fo:border="none" style:writing-mode="lr-tb"/>
    </style:style>
    <style:style style:name="Tableau2" style:family="table">
      <style:table-properties style:width="17.298cm" table:align="center" style:writing-mode="lr-tb"/>
    </style:style>
    <style:style style:name="Tableau2.A" style:family="table-column">
      <style:table-column-properties style:column-width="2.521cm"/>
    </style:style>
    <style:style style:name="Tableau2.B" style:family="table-column">
      <style:table-column-properties style:column-width="6.592cm"/>
    </style:style>
    <style:style style:name="Tableau2.C" style:family="table-column">
      <style:table-column-properties style:column-width="2.686cm"/>
    </style:style>
    <style:style style:name="Tableau2.D" style:family="table-column">
      <style:table-column-properties style:column-width="5.447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2" style:family="table-row">
      <style:table-row-properties style:min-row-height="0.499cm"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2.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D2"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2.3" style:family="table-row">
      <style:table-row-properties style:min-row-height="0.041cm" fo:keep-together="auto"/>
    </style:style>
    <style:style style:name="Tableau2.A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none" style:writing-mode="lr-tb"/>
    </style:style>
    <style:style style:name="Tableau2.D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au2.D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leau3" style:family="table">
      <style:table-properties style:width="17.145cm" fo:margin-left="-0.127cm" table:align="left" style:writing-mode="lr-tb"/>
    </style:style>
    <style:style style:name="Tableau3.A" style:family="table-column">
      <style:table-column-properties style:column-width="1.506cm"/>
    </style:style>
    <style:style style:name="Tableau3.B" style:family="table-column">
      <style:table-column-properties style:column-width="2.087cm"/>
    </style:style>
    <style:style style:name="Tableau3.C" style:family="table-column">
      <style:table-column-properties style:column-width="8.809cm"/>
    </style:style>
    <style:style style:name="Tableau3.D" style:family="table-column">
      <style:table-column-properties style:column-width="1.501cm"/>
    </style:style>
    <style:style style:name="Tableau3.F" style:family="table-column">
      <style:table-column-properties style:column-width="1.741cm"/>
    </style:style>
    <style:style style:name="Tableau3.1" style:family="table-row">
      <style:table-row-properties style:row-height="0.801cm" fo:keep-together="auto"/>
    </style:style>
    <style:style style:name="Tableau3.A1" style:family="table-cell">
      <style:table-cell-properties style:vertical-align="middle" fo:background-color="#bce4e5" fo:padding-left="0.109cm" fo:padding-right="0.101cm" fo:padding-top="0cm" fo:padding-bottom="0cm" fo:border="0.5pt solid #000000" style:writing-mode="lr-tb">
        <style:background-image/>
      </style:table-cell-properties>
    </style:style>
    <style:style style:name="Tableau3.2" style:family="table-row">
      <style:table-row-properties style:row-height="1cm" fo:keep-together="auto"/>
    </style:style>
    <style:style style:name="Tableau3.A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2" style:family="table-cell">
      <style:table-cell-properties style:vertical-align="middle" fo:padding-left="0.109cm" fo:padding-right="0.101cm" fo:padding-top="0cm" fo:padding-bottom="0cm" fo:border="0.5pt solid #000000" style:writing-mode="lr-tb"/>
    </style:style>
    <style:style style:name="Tableau3.3" style:family="table-row">
      <style:table-row-properties style:row-height="2.402cm" fo:keep-together="auto"/>
    </style:style>
    <style:style style:name="Tableau3.A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3" style:family="table-cell">
      <style:table-cell-properties style:vertical-align="middle" fo:padding-left="0.109cm" fo:padding-right="0.101cm" fo:padding-top="0cm" fo:padding-bottom="0cm" fo:border="0.5pt solid #000000" style:writing-mode="lr-tb"/>
    </style:style>
    <style:style style:name="Tableau3.A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4" style:family="table-cell">
      <style:table-cell-properties style:vertical-align="middle" fo:padding-left="0.109cm" fo:padding-right="0.101cm" fo:padding-top="0cm" fo:padding-bottom="0cm" fo:border="0.5pt solid #000000" style:writing-mode="lr-tb"/>
    </style:style>
    <style:style style:name="Tableau3.A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5" style:family="table-cell">
      <style:table-cell-properties style:vertical-align="middle" fo:padding-left="0.109cm" fo:padding-right="0.101cm" fo:padding-top="0cm" fo:padding-bottom="0cm" fo:border="0.5pt solid #000000" style:writing-mode="lr-tb"/>
    </style:style>
    <style:style style:name="Tableau3.A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6" style:family="table-cell">
      <style:table-cell-properties style:vertical-align="middle" fo:padding-left="0.109cm" fo:padding-right="0.101cm" fo:padding-top="0cm" fo:padding-bottom="0cm" fo:border="0.5pt solid #000000" style:writing-mode="lr-tb"/>
    </style:style>
    <style:style style:name="Tableau3.A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7" style:family="table-cell">
      <style:table-cell-properties style:vertical-align="middle" fo:padding-left="0.109cm" fo:padding-right="0.101cm" fo:padding-top="0cm" fo:padding-bottom="0cm" fo:border="0.5pt solid #000000" style:writing-mode="lr-tb"/>
    </style:style>
    <style:style style:name="Tableau3.A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8" style:family="table-cell">
      <style:table-cell-properties style:vertical-align="middle" fo:padding-left="0.109cm" fo:padding-right="0.101cm" fo:padding-top="0cm" fo:padding-bottom="0cm" fo:border="0.5pt solid #000000" style:writing-mode="lr-tb"/>
    </style:style>
    <style:style style:name="Tableau3.A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9" style:family="table-cell">
      <style:table-cell-properties style:vertical-align="middle" fo:padding-left="0.109cm" fo:padding-right="0.101cm" fo:padding-top="0cm" fo:padding-bottom="0cm" fo:border="0.5pt solid #000000" style:writing-mode="lr-tb"/>
    </style:style>
    <style:style style:name="Tableau3.A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0" style:family="table-cell">
      <style:table-cell-properties style:vertical-align="middle" fo:padding-left="0.109cm" fo:padding-right="0.101cm" fo:padding-top="0cm" fo:padding-bottom="0cm" fo:border="0.5pt solid #000000" style:writing-mode="lr-tb"/>
    </style:style>
    <style:style style:name="Tableau3.A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1" style:family="table-cell">
      <style:table-cell-properties style:vertical-align="middle" fo:padding-left="0.109cm" fo:padding-right="0.101cm" fo:padding-top="0cm" fo:padding-bottom="0cm" fo:border="0.5pt solid #000000" style:writing-mode="lr-tb"/>
    </style:style>
    <style:style style:name="Tableau3.A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2" style:family="table-cell">
      <style:table-cell-properties style:vertical-align="middle" fo:padding-left="0.109cm" fo:padding-right="0.101cm" fo:padding-top="0cm" fo:padding-bottom="0cm" fo:border="0.5pt solid #000000" style:writing-mode="lr-tb"/>
    </style:style>
    <style:style style:name="Tableau3.A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3" style:family="table-cell">
      <style:table-cell-properties style:vertical-align="middle" fo:padding-left="0.109cm" fo:padding-right="0.101cm" fo:padding-top="0cm" fo:padding-bottom="0cm" fo:border="0.5pt solid #000000" style:writing-mode="lr-tb"/>
    </style:style>
    <style:style style:name="Tableau3.A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4" style:family="table-cell">
      <style:table-cell-properties style:vertical-align="middle" fo:padding-left="0.109cm" fo:padding-right="0.101cm" fo:padding-top="0cm" fo:padding-bottom="0cm" fo:border="0.5pt solid #000000" style:writing-mode="lr-tb"/>
    </style:style>
    <style:style style:name="Tableau3.A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5" style:family="table-cell">
      <style:table-cell-properties style:vertical-align="middle" fo:padding-left="0.109cm" fo:padding-right="0.101cm" fo:padding-top="0cm" fo:padding-bottom="0cm" fo:border="0.5pt solid #000000" style:writing-mode="lr-tb"/>
    </style:style>
    <style:style style:name="Tableau3.A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6" style:family="table-cell">
      <style:table-cell-properties style:vertical-align="middle" fo:padding-left="0.109cm" fo:padding-right="0.101cm" fo:padding-top="0cm" fo:padding-bottom="0cm" fo:border="0.5pt solid #000000" style:writing-mode="lr-tb"/>
    </style:style>
    <style:style style:name="Tableau4" style:family="table">
      <style:table-properties style:width="16.33cm" table:align="center" style:writing-mode="lr-tb"/>
    </style:style>
    <style:style style:name="Tableau4.A" style:family="table-column">
      <style:table-column-properties style:column-width="3.487cm"/>
    </style:style>
    <style:style style:name="Tableau4.B" style:family="table-column">
      <style:table-column-properties style:column-width="12.843cm"/>
    </style:style>
    <style:style style:name="Tableau4.1" style:family="table-row">
      <style:table-row-properties style:min-row-height="0.547cm" fo:keep-together="always"/>
    </style:style>
    <style:style style:name="Tableau4.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4.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4.2" style:family="table-row">
      <style:table-row-properties style:min-row-height="0.397cm" fo:keep-together="always"/>
    </style:style>
    <style:style style:name="Tableau4.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 style:family="table-cell">
      <style:table-cell-properties style:vertical-align="middle" fo:padding-left="0.203cm" fo:padding-right="0.191cm" fo:padding-top="0cm" fo:padding-bottom="0cm" fo:border="0.75pt solid #000000" style:writing-mode="lr-tb"/>
    </style:style>
    <style:style style:name="Tableau4.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3" style:family="table-cell">
      <style:table-cell-properties style:vertical-align="middle" fo:padding-left="0.203cm" fo:padding-right="0.191cm" fo:padding-top="0cm" fo:padding-bottom="0cm" fo:border="0.75pt solid #000000" style:writing-mode="lr-tb"/>
    </style:style>
    <style:style style:name="Tableau4.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4" style:family="table-cell">
      <style:table-cell-properties style:vertical-align="middle" fo:padding-left="0.203cm" fo:padding-right="0.191cm" fo:padding-top="0cm" fo:padding-bottom="0cm" fo:border="0.75pt solid #000000" style:writing-mode="lr-tb"/>
    </style:style>
    <style:style style:name="Tableau4.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5" style:family="table-cell">
      <style:table-cell-properties style:vertical-align="middle" fo:padding-left="0.203cm" fo:padding-right="0.191cm" fo:padding-top="0cm" fo:padding-bottom="0cm" fo:border="0.75pt solid #000000" style:writing-mode="lr-tb"/>
    </style:style>
    <style:style style:name="Tableau4.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6" style:family="table-cell">
      <style:table-cell-properties style:vertical-align="middle" fo:padding-left="0.203cm" fo:padding-right="0.191cm" fo:padding-top="0cm" fo:padding-bottom="0cm" fo:border="0.75pt solid #000000" style:writing-mode="lr-tb"/>
    </style:style>
    <style:style style:name="Tableau4.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7" style:family="table-cell">
      <style:table-cell-properties style:vertical-align="middle" fo:padding-left="0.203cm" fo:padding-right="0.191cm" fo:padding-top="0cm" fo:padding-bottom="0cm" fo:border="0.75pt solid #000000" style:writing-mode="lr-tb"/>
    </style:style>
    <style:style style:name="Tableau4.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8" style:family="table-cell">
      <style:table-cell-properties style:vertical-align="middle" fo:padding-left="0.203cm" fo:padding-right="0.191cm" fo:padding-top="0cm" fo:padding-bottom="0cm" fo:border="0.75pt solid #000000" style:writing-mode="lr-tb"/>
    </style:style>
    <style:style style:name="Tableau4.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9" style:family="table-cell">
      <style:table-cell-properties style:vertical-align="middle" fo:padding-left="0.203cm" fo:padding-right="0.191cm" fo:padding-top="0cm" fo:padding-bottom="0cm" fo:border="0.75pt solid #000000" style:writing-mode="lr-tb"/>
    </style:style>
    <style:style style:name="Tableau4.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0" style:family="table-cell">
      <style:table-cell-properties style:vertical-align="middle" fo:padding-left="0.203cm" fo:padding-right="0.191cm" fo:padding-top="0cm" fo:padding-bottom="0cm" fo:border="0.75pt solid #000000" style:writing-mode="lr-tb"/>
    </style:style>
    <style:style style:name="Tableau4.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1" style:family="table-cell">
      <style:table-cell-properties style:vertical-align="middle" fo:padding-left="0.203cm" fo:padding-right="0.191cm" fo:padding-top="0cm" fo:padding-bottom="0cm" fo:border="0.75pt solid #000000" style:writing-mode="lr-tb"/>
    </style:style>
    <style:style style:name="Tableau4.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2" style:family="table-cell">
      <style:table-cell-properties style:vertical-align="middle" fo:padding-left="0.203cm" fo:padding-right="0.191cm" fo:padding-top="0cm" fo:padding-bottom="0cm" fo:border="0.75pt solid #000000" style:writing-mode="lr-tb"/>
    </style:style>
    <style:style style:name="Tableau4.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3" style:family="table-cell">
      <style:table-cell-properties style:vertical-align="middle" fo:padding-left="0.203cm" fo:padding-right="0.191cm" fo:padding-top="0cm" fo:padding-bottom="0cm" fo:border="0.75pt solid #000000" style:writing-mode="lr-tb"/>
    </style:style>
    <style:style style:name="Tableau4.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4" style:family="table-cell">
      <style:table-cell-properties style:vertical-align="middle" fo:padding-left="0.203cm" fo:padding-right="0.191cm" fo:padding-top="0cm" fo:padding-bottom="0cm" fo:border="0.75pt solid #000000" style:writing-mode="lr-tb"/>
    </style:style>
    <style:style style:name="Tableau4.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5" style:family="table-cell">
      <style:table-cell-properties style:vertical-align="middle" fo:padding-left="0.203cm" fo:padding-right="0.191cm" fo:padding-top="0cm" fo:padding-bottom="0cm" fo:border="0.75pt solid #000000" style:writing-mode="lr-tb"/>
    </style:style>
    <style:style style:name="Tableau4.A1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6" style:family="table-cell">
      <style:table-cell-properties style:vertical-align="middle" fo:padding-left="0.203cm" fo:padding-right="0.191cm" fo:padding-top="0cm" fo:padding-bottom="0cm" fo:border="0.75pt solid #000000" style:writing-mode="lr-tb"/>
    </style:style>
    <style:style style:name="Tableau4.A1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7" style:family="table-cell">
      <style:table-cell-properties style:vertical-align="middle" fo:padding-left="0.203cm" fo:padding-right="0.191cm" fo:padding-top="0cm" fo:padding-bottom="0cm" fo:border="0.75pt solid #000000" style:writing-mode="lr-tb"/>
    </style:style>
    <style:style style:name="Tableau4.A1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8" style:family="table-cell">
      <style:table-cell-properties style:vertical-align="middle" fo:padding-left="0.203cm" fo:padding-right="0.191cm" fo:padding-top="0cm" fo:padding-bottom="0cm" fo:border="0.75pt solid #000000" style:writing-mode="lr-tb"/>
    </style:style>
    <style:style style:name="Tableau4.A1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9" style:family="table-cell">
      <style:table-cell-properties style:vertical-align="middle" fo:padding-left="0.203cm" fo:padding-right="0.191cm" fo:padding-top="0cm" fo:padding-bottom="0cm" fo:border="0.75pt solid #000000" style:writing-mode="lr-tb"/>
    </style:style>
    <style:style style:name="Tableau4.A2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0" style:family="table-cell">
      <style:table-cell-properties style:vertical-align="middle" fo:padding-left="0.203cm" fo:padding-right="0.191cm" fo:padding-top="0cm" fo:padding-bottom="0cm" fo:border="0.75pt solid #000000" style:writing-mode="lr-tb"/>
    </style:style>
    <style:style style:name="Tableau4.A2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1" style:family="table-cell">
      <style:table-cell-properties style:vertical-align="middle" fo:padding-left="0.203cm" fo:padding-right="0.191cm" fo:padding-top="0cm" fo:padding-bottom="0cm" fo:border="0.75pt solid #000000" style:writing-mode="lr-tb"/>
    </style:style>
    <style:style style:name="Tableau4.A2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2" style:family="table-cell">
      <style:table-cell-properties style:vertical-align="middle" fo:padding-left="0.203cm" fo:padding-right="0.191cm" fo:padding-top="0cm" fo:padding-bottom="0cm" fo:border="0.75pt solid #000000" style:writing-mode="lr-tb"/>
    </style:style>
    <style:style style:name="Tableau4.A2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3" style:family="table-cell">
      <style:table-cell-properties style:vertical-align="middle" fo:padding-left="0.203cm" fo:padding-right="0.191cm" fo:padding-top="0cm" fo:padding-bottom="0cm" fo:border="0.75pt solid #000000" style:writing-mode="lr-tb"/>
    </style:style>
    <style:style style:name="Tableau4.A2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4" style:family="table-cell">
      <style:table-cell-properties style:vertical-align="middle" fo:padding-left="0.203cm" fo:padding-right="0.191cm" fo:padding-top="0cm" fo:padding-bottom="0cm" fo:border="0.75pt solid #000000" style:writing-mode="lr-tb"/>
    </style:style>
    <style:style style:name="Tableau4.A25"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5"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4.A26"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6"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17.817cm" table:align="left" style:writing-mode="lr-tb"/>
    </style:style>
    <style:style style:name="Tableau5.A" style:family="table-column">
      <style:table-column-properties style:column-width="3.251cm"/>
    </style:style>
    <style:style style:name="Tableau5.B" style:family="table-column">
      <style:table-column-properties style:column-width="14.566cm"/>
    </style:style>
    <style:style style:name="Tableau5.1" style:family="table-row">
      <style:table-row-properties style:min-row-height="0.7cm" fo:keep-together="always"/>
    </style:style>
    <style:style style:name="Tableau5.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5.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5.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2" style:family="table-cell">
      <style:table-cell-properties style:vertical-align="middle" fo:padding-left="0.203cm" fo:padding-right="0.191cm" fo:padding-top="0cm" fo:padding-bottom="0cm" fo:border="0.75pt solid #000000" style:writing-mode="lr-tb"/>
    </style:style>
    <style:style style:name="Tableau5.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3" style:family="table-cell">
      <style:table-cell-properties style:vertical-align="middle" fo:padding-left="0.203cm" fo:padding-right="0.191cm" fo:padding-top="0cm" fo:padding-bottom="0cm" fo:border="0.75pt solid #000000" style:writing-mode="lr-tb"/>
    </style:style>
    <style:style style:name="Tableau5.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4" style:family="table-cell">
      <style:table-cell-properties style:vertical-align="middle" fo:padding-left="0.203cm" fo:padding-right="0.191cm" fo:padding-top="0cm" fo:padding-bottom="0cm" fo:border="0.75pt solid #000000" style:writing-mode="lr-tb"/>
    </style:style>
    <style:style style:name="Tableau5.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5" style:family="table-cell">
      <style:table-cell-properties style:vertical-align="middle" fo:padding-left="0.203cm" fo:padding-right="0.191cm" fo:padding-top="0cm" fo:padding-bottom="0cm" fo:border="0.75pt solid #000000" style:writing-mode="lr-tb"/>
    </style:style>
    <style:style style:name="Tableau5.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6" style:family="table-cell">
      <style:table-cell-properties style:vertical-align="middle" fo:padding-left="0.203cm" fo:padding-right="0.191cm" fo:padding-top="0cm" fo:padding-bottom="0cm" fo:border="0.75pt solid #000000" style:writing-mode="lr-tb"/>
    </style:style>
    <style:style style:name="Tableau5.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203cm" fo:padding-right="0.191cm" fo:padding-top="0cm" fo:padding-bottom="0cm" fo:border="0.75pt solid #000000" style:writing-mode="lr-tb"/>
    </style:style>
    <style:style style:name="Tableau5.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203cm" fo:padding-right="0.191cm" fo:padding-top="0cm" fo:padding-bottom="0cm" fo:border="0.75pt solid #000000" style:writing-mode="lr-tb"/>
    </style:style>
    <style:style style:name="Tableau5.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9" style:family="table-cell">
      <style:table-cell-properties style:vertical-align="middle" fo:padding-left="0.203cm" fo:padding-right="0.191cm" fo:padding-top="0cm" fo:padding-bottom="0cm" fo:border="0.75pt solid #000000" style:writing-mode="lr-tb"/>
    </style:style>
    <style:style style:name="Tableau5.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0" style:family="table-cell">
      <style:table-cell-properties style:vertical-align="middle" fo:padding-left="0.203cm" fo:padding-right="0.191cm" fo:padding-top="0cm" fo:padding-bottom="0cm" fo:border="0.75pt solid #000000" style:writing-mode="lr-tb"/>
    </style:style>
    <style:style style:name="Tableau5.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1" style:family="table-cell">
      <style:table-cell-properties style:vertical-align="middle" fo:padding-left="0.203cm" fo:padding-right="0.191cm" fo:padding-top="0cm" fo:padding-bottom="0cm" fo:border="0.75pt solid #000000" style:writing-mode="lr-tb"/>
    </style:style>
    <style:style style:name="Tableau5.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2" style:family="table-cell">
      <style:table-cell-properties style:vertical-align="middle" fo:padding-left="0.203cm" fo:padding-right="0.191cm" fo:padding-top="0cm" fo:padding-bottom="0cm" fo:border="0.75pt solid #000000" style:writing-mode="lr-tb"/>
    </style:style>
    <style:style style:name="Tableau5.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3" style:family="table-cell">
      <style:table-cell-properties style:vertical-align="middle" fo:padding-left="0.203cm" fo:padding-right="0.191cm" fo:padding-top="0cm" fo:padding-bottom="0cm" fo:border="0.75pt solid #000000" style:writing-mode="lr-tb"/>
    </style:style>
    <style:style style:name="Tableau5.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4" style:family="table-cell">
      <style:table-cell-properties style:vertical-align="middle" fo:padding-left="0.203cm" fo:padding-right="0.191cm" fo:padding-top="0cm" fo:padding-bottom="0cm" fo:border="0.75pt solid #000000" style:writing-mode="lr-tb"/>
    </style:style>
    <style:style style:name="Tableau5.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5" style:family="table-cell">
      <style:table-cell-properties style:vertical-align="middle" fo:padding-left="0.203cm" fo:padding-right="0.191cm" fo:padding-top="0cm" fo:padding-bottom="0cm" fo:border="0.75pt solid #000000" style:writing-mode="lr-tb"/>
    </style:style>
    <style:style style:name="Tableau6" style:family="table">
      <style:table-properties style:width="17.09cm" table:align="center" style:writing-mode="lr-tb"/>
    </style:style>
    <style:style style:name="Tableau6.A" style:family="table-column">
      <style:table-column-properties style:column-width="3.761cm"/>
    </style:style>
    <style:style style:name="Tableau6.B" style:family="table-column">
      <style:table-column-properties style:column-width="8.751cm"/>
    </style:style>
    <style:style style:name="Tableau6.C" style:family="table-column">
      <style:table-column-properties style:column-width="4.579cm"/>
    </style:style>
    <style:style style:name="Tableau6.1" style:family="table-row">
      <style:table-row-properties style:min-row-height="0.547cm" fo:keep-together="always"/>
    </style:style>
    <style:style style:name="Tableau6.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6.C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6.2" style:family="table-row">
      <style:table-row-properties fo:keep-together="always"/>
    </style:style>
    <style:style style:name="Tableau6.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B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C2" style:family="table-cell">
      <style:table-cell-properties style:vertical-align="middle" fo:padding-left="0.203cm" fo:padding-right="0.191cm" fo:padding-top="0cm" fo:padding-bottom="0cm" fo:border="0.75pt solid #000000" style:writing-mode="lr-tb"/>
    </style:style>
    <style:style style:name="Tableau7" style:family="table">
      <style:table-properties style:width="17.805cm" table:align="center" style:writing-mode="lr-tb"/>
    </style:style>
    <style:style style:name="Tableau7.A" style:family="table-column">
      <style:table-column-properties style:column-width="2.235cm"/>
    </style:style>
    <style:style style:name="Tableau7.B" style:family="table-column">
      <style:table-column-properties style:column-width="15.57cm"/>
    </style:style>
    <style:style style:name="Tableau7.1" style:family="table-row">
      <style:table-row-properties style:min-row-height="0.547cm" fo:keep-together="always"/>
    </style:style>
    <style:style style:name="Tableau7.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7.2" style:family="table-row">
      <style:table-row-properties style:min-row-height="0.723cm" fo:keep-together="always"/>
    </style:style>
    <style:style style:name="Tableau7.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middle" fo:padding-left="0.203cm" fo:padding-right="0.191cm" fo:padding-top="0cm" fo:padding-bottom="0cm" fo:border="0.75pt solid #000000" style:writing-mode="lr-tb"/>
    </style:style>
    <style:style style:name="P1" style:family="paragraph" style:parent-style-name="Heading_20_1">
      <style:paragraph-properties fo:break-before="page"/>
      <style:text-properties fo:language="en" fo:country="US"/>
    </style:style>
    <style:style style:name="P2" style:family="paragraph" style:parent-style-name="Standard">
      <style:text-properties fo:color="#000000" fo:font-size="14pt" fo:language="en" fo:country="US" fo:font-style="italic" fo:font-weight="bold" style:font-size-asian="14pt" style:font-style-asian="italic" style:font-weight-asian="bold" style:font-name-complex="Arial" style:font-size-complex="16pt"/>
    </style:style>
    <style:style style:name="P3" style:family="paragraph" style:parent-style-name="Standard">
      <style:text-properties fo:color="#000000" fo:font-size="10pt" fo:language="en" fo:country="US" fo:font-style="normal" style:font-size-asian="10pt" style:font-style-asian="normal" style:font-style-complex="normal"/>
    </style:style>
    <style:style style:name="P4" style:family="paragraph" style:parent-style-name="Standard">
      <style:text-properties fo:color="#000000" fo:font-size="10pt" fo:language="en" fo:country="US" fo:font-style="normal" officeooo:paragraph-rsid="00176e18" style:font-size-asian="10pt" style:font-style-asian="normal" style:font-style-complex="normal"/>
    </style:style>
    <style:style style:name="P5" style:family="paragraph" style:parent-style-name="Standard">
      <style:text-properties fo:language="en" fo:country="GB" style:font-size-complex="9.5pt"/>
    </style:style>
    <style:style style:name="P6" style:family="paragraph" style:parent-style-name="Standard">
      <style:text-properties fo:language="en" fo:country="US"/>
    </style:style>
    <style:style style:name="P7" style:family="paragraph" style:parent-style-name="Standard">
      <style:paragraph-properties fo:keep-together="always"/>
      <style:text-properties fo:language="en" fo:country="US"/>
    </style:style>
    <style:style style:name="P8" style:family="paragraph" style:parent-style-name="Standard">
      <style:text-properties fo:language="en" fo:country="US" style:language-asian="zh" style:country-asian="CN"/>
    </style:style>
    <style:style style:name="P9" style:family="paragraph" style:parent-style-name="Standard">
      <style:text-properties fo:color="#38a1dc" fo:font-size="6pt" fo:language="en" fo:country="US" style:font-size-asian="6pt" style:font-size-complex="6pt"/>
    </style:style>
    <style:style style:name="P10" style:family="paragraph" style:parent-style-name="Standard">
      <style:text-properties fo:color="#5f497a" fo:font-size="10pt" fo:language="en" fo:country="US" fo:font-style="italic" style:font-size-asian="10pt" style:font-style-asian="italic"/>
    </style:style>
    <style:style style:name="P11" style:family="paragraph" style:parent-style-name="Standard">
      <style:text-properties fo:color="#ff0000" fo:font-size="10pt" fo:language="en" fo:country="US" fo:font-style="italic" style:font-size-asian="10pt" style:font-style-asian="italic"/>
    </style:style>
    <style:style style:name="P12" style:family="paragraph" style:parent-style-name="Standard">
      <style:paragraph-properties fo:margin-left="-1cm" fo:margin-right="0cm" fo:margin-top="0.212cm" fo:margin-bottom="0.212cm" loext:contextual-spacing="false" fo:text-align="end" style:justify-single-word="false" fo:text-indent="0cm" style:auto-text-indent="false" style:snap-to-layout-grid="false"/>
      <style:text-properties fo:color="#38a1dc" fo:font-size="9.5pt" fo:language="en" fo:country="US" fo:font-weight="bold" style:font-size-asian="9.5pt" style:language-asian="zh" style:country-asian="HK" style:font-weight-asian="bold" style:font-size-complex="9.5pt"/>
    </style:style>
    <style:style style:name="P13" style:family="paragraph" style:parent-style-name="Standard">
      <style:paragraph-properties fo:margin-top="0.212cm" fo:margin-bottom="0.212cm" loext:contextual-spacing="false"/>
      <style:text-properties fo:color="#000000" fo:font-size="14pt" fo:language="en" fo:country="US" fo:font-style="italic" fo:font-weight="bold" style:font-size-asian="14pt" style:font-style-asian="italic" style:font-weight-asian="bold" style:font-name-complex="Arial" style:font-size-complex="16pt"/>
    </style:style>
    <style:style style:name="P14" style:family="paragraph" style:parent-style-name="Standard">
      <style:paragraph-properties fo:margin-top="0.212cm" fo:margin-bottom="0.212cm" loext:contextual-spacing="false" fo:text-align="center" style:justify-single-word="false"/>
      <style:text-properties fo:color="#000000" fo:language="en" fo:country="US" style:font-name-complex="Arial" style:font-size-complex="10pt"/>
    </style:style>
    <style:style style:name="P15"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9pt"/>
    </style:style>
    <style:style style:name="P16"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8pt"/>
    </style:style>
    <style:style style:name="P17" style:family="paragraph" style:parent-style-name="Standard">
      <style:paragraph-properties fo:margin-top="0.212cm" fo:margin-bottom="0.212cm" loext:contextual-spacing="false"/>
      <style:text-properties fo:language="en" fo:country="US"/>
    </style:style>
    <style:style style:name="P18" style:family="paragraph" style:parent-style-name="Standard">
      <style:paragraph-properties fo:margin-top="0.212cm" fo:margin-bottom="0.212cm" loext:contextual-spacing="false" fo:text-align="center" style:justify-single-word="false"/>
      <style:text-properties fo:language="en" fo:country="US" style:font-name-complex="Calibri1" style:font-size-complex="10pt"/>
    </style:style>
    <style:style style:name="P19" style:family="paragraph" style:parent-style-name="Standard">
      <style:paragraph-properties fo:margin-top="0.212cm" fo:margin-bottom="0.212cm" loext:contextual-spacing="false" fo:text-align="center" style:justify-single-word="false"/>
    </style:style>
    <style:style style:name="P20" style:family="paragraph" style:parent-style-name="Standard">
      <style:paragraph-properties fo:margin-top="0.212cm" fo:margin-bottom="0.212cm" loext:contextual-spacing="false" fo:text-align="center" style:justify-single-word="false"/>
      <style:text-properties fo:font-size="12pt" fo:language="en" fo:country="US" fo:font-weight="bold" style:font-size-asian="12pt" style:font-weight-asian="bold"/>
    </style:style>
    <style:style style:name="P21" style:family="paragraph" style:parent-style-name="Standard">
      <style:paragraph-properties fo:margin-top="0.212cm" fo:margin-bottom="0.212cm" loext:contextual-spacing="false" fo:text-align="center" style:justify-single-word="false"/>
      <style:text-properties fo:font-size="10pt" fo:language="en" fo:country="US" fo:font-weight="bold" style:font-size-asian="10pt" style:font-weight-asian="bold" style:font-size-complex="10pt"/>
    </style:style>
    <style:style style:name="P22" style:family="paragraph" style:parent-style-name="Standard">
      <style:paragraph-properties fo:margin-top="0.212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23" style:family="paragraph" style:parent-style-name="Standard">
      <style:paragraph-properties fo:margin-top="0.212cm" fo:margin-bottom="0.212cm" loext:contextual-spacing="false" fo:text-align="center" style:justify-single-word="false" style:snap-to-layout-grid="false"/>
      <style:text-properties fo:font-size="8pt" fo:language="en" fo:country="US" officeooo:rsid="00143b12" officeooo:paragraph-rsid="00143b12" style:font-size-asian="8pt" style:font-name-complex="Calibri1" style:font-size-complex="8pt"/>
    </style:style>
    <style:style style:name="P24" style:family="paragraph" style:parent-style-name="Standard">
      <style:paragraph-properties fo:margin-top="0.212cm" fo:margin-bottom="0.212cm" loext:contextual-spacing="false" fo:text-align="center" style:justify-single-word="false"/>
      <style:text-properties fo:font-size="8pt" fo:language="en" fo:country="US" fo:font-weight="bold" style:font-size-asian="8pt" style:font-weight-asian="bold" style:font-size-complex="8pt"/>
    </style:style>
    <style:style style:name="P25"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P26" style:family="paragraph" style:parent-style-name="Standard">
      <style:paragraph-properties fo:margin-top="0.212cm" fo:margin-bottom="0.212cm" loext:contextual-spacing="false" fo:text-align="justify" style:justify-single-word="false" fo:orphans="2" fo:widows="2" style:writing-mode="lr-tb"/>
    </style:style>
    <style:style style:name="P27" style:family="paragraph" style:parent-style-name="Standard">
      <style:paragraph-properties fo:margin-top="0.212cm" fo:margin-bottom="0.212cm" loext:contextual-spacing="false" fo:text-align="justify" style:justify-single-word="false" fo:orphans="2" fo:widows="2" style:writing-mode="lr-tb"/>
      <style:text-properties fo:language="en" fo:country="US" fo:font-style="italic" style:font-style-asian="italic" style:font-size-complex="9.5pt"/>
    </style:style>
    <style:style style:name="P28" style:family="paragraph" style:parent-style-name="Standard">
      <style:paragraph-properties fo:margin-top="0.212cm" fo:margin-bottom="0.212cm" loext:contextual-spacing="false" fo:text-align="justify" style:justify-single-word="false" fo:orphans="2" fo:widows="2" style:writing-mode="lr-tb"/>
      <style:text-properties fo:color="#000000" fo:font-size="9pt" fo:language="en" fo:country="US" style:font-size-asian="9pt" style:font-name-complex="Arial" style:font-size-complex="8pt"/>
    </style:style>
    <style:style style:name="P29" style:family="paragraph" style:parent-style-name="Standard">
      <style:paragraph-properties fo:margin-top="0cm" fo:margin-bottom="0cm" loext:contextual-spacing="false" fo:text-align="start" style:justify-single-word="false"/>
    </style:style>
    <style:style style:name="P30" style:family="paragraph" style:parent-style-name="Standard">
      <style:paragraph-properties fo:margin-top="0cm" fo:margin-bottom="0cm" loext:contextual-spacing="false" fo:text-align="center" style:justify-single-word="false" style:snap-to-layout-grid="false"/>
      <style:text-properties fo:font-size="5pt" fo:language="en" fo:country="US" fo:font-weight="bold" style:font-size-asian="5pt" style:font-weight-asian="bold" style:font-name-complex="Arial" style:font-size-complex="8pt"/>
    </style:style>
    <style:style style:name="P31" style:family="paragraph" style:parent-style-name="Standard">
      <style:paragraph-properties fo:margin-top="0cm" fo:margin-bottom="0cm" loext:contextual-spacing="false" fo:text-align="start" style:justify-single-word="false"/>
      <style:text-properties fo:font-size="5pt" fo:language="en" fo:country="US" fo:font-weight="bold" style:font-size-asian="5pt" style:font-weight-asian="bold" style:font-name-complex="Arial" style:font-size-complex="8pt"/>
    </style:style>
    <style:style style:name="P32" style:family="paragraph" style:parent-style-name="Standard">
      <style:paragraph-properties fo:margin-top="0cm" fo:margin-bottom="0cm" loext:contextual-spacing="false" fo:text-align="center" style:justify-single-word="false"/>
      <style:text-properties fo:language="en" fo:country="US" fo:font-weight="bold" style:font-weight-asian="bold" style:font-name-complex="Arial"/>
    </style:style>
    <style:style style:name="P33" style:family="paragraph" style:parent-style-name="Standard">
      <style:paragraph-properties fo:margin-top="0cm" fo:margin-bottom="0cm" loext:contextual-spacing="false" fo:text-align="start" style:justify-single-word="false"/>
      <style:text-properties fo:language="en" fo:country="US"/>
    </style:style>
    <style:style style:name="P34" style:family="paragraph" style:parent-style-name="Standard">
      <style:paragraph-properties fo:margin-top="0cm" fo:margin-bottom="0cm" loext:contextual-spacing="false" fo:text-align="start" style:justify-single-word="false"/>
      <style:text-properties fo:font-size="9pt" fo:language="en" fo:country="US" style:font-size-asian="9pt" style:font-name-complex="Arial"/>
    </style:style>
    <style:style style:name="P35" style:family="paragraph" style:parent-style-name="Standard">
      <style:paragraph-properties fo:margin-top="0cm" fo:margin-bottom="0cm" loext:contextual-spacing="false" fo:text-align="start" style:justify-single-word="false" style:snap-to-layout-grid="false"/>
      <style:text-properties fo:font-size="9pt" fo:language="en" fo:country="US" style:font-size-asian="9pt" style:font-name-complex="Arial"/>
    </style:style>
    <style:style style:name="P36" style:family="paragraph" style:parent-style-name="Standard">
      <style:paragraph-properties fo:margin-top="0cm" fo:margin-bottom="0cm" loext:contextual-spacing="false" fo:text-align="start" style:justify-single-word="false"/>
      <style:text-properties fo:font-size="9pt" fo:language="en" fo:country="US" fo:font-style="italic" style:font-size-asian="9pt" style:font-style-asian="italic" style:font-name-complex="Arial" style:font-size-complex="9pt"/>
    </style:style>
    <style:style style:name="P37" style:family="paragraph" style:parent-style-name="Standard">
      <style:paragraph-properties fo:margin-top="0cm" fo:margin-bottom="0cm" loext:contextual-spacing="false" fo:text-align="start" style:justify-single-word="false" style:snap-to-layout-grid="false"/>
      <style:text-properties fo:font-size="9pt" fo:language="en" fo:country="US" fo:font-style="italic" style:font-size-asian="9pt" style:font-style-asian="italic" style:font-name-complex="Arial" style:font-size-complex="9pt"/>
    </style:style>
    <style:style style:name="P38" style:family="paragraph" style:parent-style-name="Standard">
      <style:paragraph-properties fo:margin-top="0cm" fo:margin-bottom="0cm" loext:contextual-spacing="false" fo:text-align="center" style:justify-single-word="false" style:snap-to-layout-grid="false"/>
      <style:text-properties fo:font-size="9pt" fo:language="en" fo:country="US" fo:font-style="italic" fo:font-weight="bold" style:font-size-asian="9pt" style:font-style-asian="italic" style:font-weight-asian="bold" style:font-name-complex="Arial" style:font-size-complex="9pt"/>
    </style:style>
    <style:style style:name="P39"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style>
    <style:style style:name="P40"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font-size-complex="8pt"/>
    </style:style>
    <style:style style:name="P41" style:family="paragraph" style:parent-style-name="Standard">
      <style:paragraph-properties fo:margin-top="0cm" fo:margin-bottom="0cm" loext:contextual-spacing="false" fo:text-align="start" style:justify-single-word="false"/>
      <style:text-properties fo:font-size="8pt" fo:language="en" fo:country="US" fo:font-style="italic" style:font-size-asian="8pt" style:font-style-asian="italic" style:font-name-complex="Arial" style:font-size-complex="9pt"/>
    </style:style>
    <style:style style:name="P42"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9pt"/>
    </style:style>
    <style:style style:name="P43"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8pt"/>
    </style:style>
    <style:style style:name="P44" style:family="paragraph" style:parent-style-name="Standard">
      <style:paragraph-properties fo:margin-top="0cm" fo:margin-bottom="0cm" loext:contextual-spacing="false" fo:text-align="start" style:justify-single-word="false"/>
      <style:text-properties fo:color="#000000" fo:font-size="9pt" fo:language="en" fo:country="US" fo:font-style="italic" style:font-size-asian="9pt" style:font-style-asian="italic" style:font-name-complex="Arial" style:font-size-complex="9pt"/>
    </style:style>
    <style:style style:name="P45" style:family="paragraph" style:parent-style-name="Standard">
      <style:paragraph-properties fo:margin-top="0cm" fo:margin-bottom="0cm" loext:contextual-spacing="false" fo:text-align="start" style:justify-single-word="false"/>
      <style:text-properties fo:font-size="26pt" fo:language="en" fo:country="US" style:text-underline-style="solid" style:text-underline-width="bold" style:text-underline-color="#d9d9d9" fo:font-weight="bold" style:letter-kerning="true" style:font-size-asian="26pt" style:font-weight-asian="bold" style:font-name-complex="Arial" style:font-size-complex="16pt" style:font-weight-complex="bold"/>
    </style:style>
    <style:style style:name="P46" style:family="paragraph" style:parent-style-name="Standard">
      <style:paragraph-properties fo:margin-top="0.035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47" style:family="paragraph" style:parent-style-name="Standard">
      <style:paragraph-properties fo:margin-left="1.251cm" fo:margin-right="0cm" fo:text-indent="-1.251cm" style:auto-text-indent="false">
        <style:tab-stops>
          <style:tab-stop style:position="1.251cm"/>
        </style:tab-stops>
      </style:paragraph-properties>
    </style:style>
    <style:style style:name="P48" style:family="paragraph" style:parent-style-name="Standard">
      <style:paragraph-properties fo:margin-left="-0.751cm" fo:margin-right="0cm" fo:margin-top="0cm" fo:margin-bottom="0cm" loext:contextual-spacing="false" fo:text-indent="0cm" style:auto-text-indent="false"/>
    </style:style>
    <style:style style:name="P49"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P50"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P51"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P52"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P53"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P54"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P55" style:family="paragraph" style:parent-style-name="Text_20_body">
      <style:paragraph-properties fo:margin-top="0.106cm" fo:margin-bottom="0.106cm" loext:contextual-spacing="false"/>
      <style:text-properties fo:font-size="10pt" style:font-size-asian="10pt"/>
    </style:style>
    <style:style style:name="P56" style:family="paragraph" style:parent-style-name="Text_20_body">
      <style:paragraph-properties fo:margin-top="0.106cm" fo:margin-bottom="0.106cm" loext:contextual-spacing="false" fo:text-align="start" style:justify-single-word="false"/>
      <style:text-properties fo:font-size="10pt" style:font-size-asian="10pt"/>
    </style:style>
    <style:style style:name="P57" style:family="paragraph" style:parent-style-name="Text_20_body">
      <style:paragraph-properties fo:margin-top="0.106cm" fo:margin-bottom="0.106cm" loext:contextual-spacing="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58" style:family="paragraph" style:parent-style-name="Text_20_body">
      <style:paragraph-properties fo:margin-top="0.106cm" fo:margin-bottom="0.106cm" loext:contextual-spacing="false" fo:text-align="start" style:justify-single-word="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59" style:family="paragraph" style:parent-style-name="Text_20_body">
      <style:paragraph-properties fo:margin-top="0.035cm" fo:margin-bottom="0.035cm" loext:contextual-spacing="false"/>
      <style:text-properties fo:font-size="10pt" style:font-size-asian="10pt"/>
    </style:style>
    <style:style style:name="P60" style:family="paragraph" style:parent-style-name="Text_20_body">
      <style:paragraph-properties fo:margin-top="0.035cm" fo:margin-bottom="0.035cm" loext:contextual-spacing="false">
        <style:tab-stops>
          <style:tab-stop style:position="1.314cm" style:type="center"/>
        </style:tab-stops>
      </style:paragraph-properties>
      <style:text-properties fo:font-size="10pt" style:font-size-asian="10pt" style:font-name-complex="Arial"/>
    </style:style>
    <style:style style:name="P61" style:family="paragraph" style:parent-style-name="Text_20_body">
      <style:paragraph-properties fo:margin-top="0.035cm" fo:margin-bottom="0.035cm" loext:contextual-spacing="false" fo:text-align="start" style:justify-single-word="false"/>
      <style:text-properties fo:font-size="10pt" style:font-size-asian="10pt" style:font-name-complex="Arial"/>
    </style:style>
    <style:style style:name="P62"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63" style:family="paragraph" style:parent-style-name="Text_20_body">
      <style:paragraph-properties fo:margin-top="0.035cm" fo:margin-bottom="0.035cm" loext:contextual-spacing="false" fo:text-align="justify" style:justify-single-word="false">
        <style:tab-stops>
          <style:tab-stop style:position="1.314cm" style:type="center"/>
        </style:tab-stops>
      </style:paragraph-properties>
      <style:text-properties fo:font-size="10pt" style:font-size-asian="10pt" style:font-name-complex="Arial"/>
    </style:style>
    <style:style style:name="P64" style:family="paragraph" style:parent-style-name="Text_20_body">
      <style:paragraph-properties fo:margin-top="0.035cm" fo:margin-bottom="0.035cm" loext:contextual-spacing="false" fo:text-align="start" style:justify-single-word="false" style:snap-to-layout-grid="false"/>
      <style:text-properties fo:font-size="10pt" style:font-size-asian="10pt"/>
    </style:style>
    <style:style style:name="P65" style:family="paragraph" style:parent-style-name="Text_20_body">
      <style:paragraph-properties fo:margin-top="0.035cm" fo:margin-bottom="0.035cm" loext:contextual-spacing="false" style:snap-to-layout-grid="false"/>
      <style:text-properties fo:font-size="10pt" style:font-size-asian="10pt"/>
    </style:style>
    <style:style style:name="P66"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style>
    <style:style style:name="P67" style:family="paragraph" style:parent-style-name="Text_20_body">
      <style:paragraph-properties fo:margin-top="0.212cm" fo:margin-bottom="0.212cm" loext:contextual-spacing="false" fo:text-align="center" style:justify-single-word="false"/>
      <style:text-properties fo:color="#ffffff" fo:font-size="11pt" fo:font-weight="bold" style:font-size-asian="11pt" style:font-weight-asian="bold" style:font-weight-complex="bold"/>
    </style:style>
    <style:style style:name="P68" style:family="paragraph" style:parent-style-name="Text_20_body">
      <style:paragraph-properties fo:margin-top="0.212cm" fo:margin-bottom="0.212cm" loext:contextual-spacing="false" fo:text-align="start" style:justify-single-word="false"/>
      <style:text-properties fo:color="#ffffff" fo:font-size="11pt" fo:font-weight="bold" style:font-size-asian="11pt" style:font-weight-asian="bold" style:font-weight-complex="bold"/>
    </style:style>
    <style:style style:name="P69" style:family="paragraph" style:parent-style-name="Heading_20_2">
      <style:paragraph-properties fo:margin-left="0cm" fo:margin-right="0cm" fo:text-indent="0.15cm" style:auto-text-indent="false"/>
      <style:text-properties fo:language="en" fo:country="US"/>
    </style:style>
    <style:style style:name="P70"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P71"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P72"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P73" style:family="paragraph" style:parent-style-name="Header">
      <style:paragraph-properties fo:margin-top="0.212cm" fo:margin-bottom="0.212cm" loext:contextual-spacing="false">
        <style:tab-stops/>
      </style:paragraph-properties>
    </style:style>
    <style:style style:name="P74"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P75" style:family="paragraph" style:parent-style-name="Contents_20_1">
      <style:paragraph-properties>
        <style:tab-stops>
          <style:tab-stop style:position="18.098cm" style:type="right" style:leader-style="dotted" style:leader-text="."/>
        </style:tab-stops>
      </style:paragraph-properties>
    </style:style>
    <style:style style:name="P76" style:family="paragraph" style:parent-style-name="Contents_20_2">
      <style:paragraph-properties>
        <style:tab-stops>
          <style:tab-stop style:position="18.098cm" style:type="right" style:leader-style="dotted" style:leader-text="."/>
        </style:tab-stops>
      </style:paragraph-properties>
    </style:style>
    <style:style style:name="P77" style:family="paragraph" style:parent-style-name="Title">
      <style:paragraph-properties fo:break-before="page"/>
    </style:style>
    <style:style style:name="P78" style:family="paragraph" style:parent-style-name="Title" style:master-page-name="Conversion_20_1">
      <style:paragraph-properties style:page-number="auto"/>
    </style:style>
    <style:style style:name="P79" style:family="paragraph" style:parent-style-name="Text_20_normal">
      <style:paragraph-properties fo:margin-top="0.212cm" fo:margin-bottom="0cm" loext:contextual-spacing="false" fo:line-height="50%"/>
      <style:text-properties fo:font-size="1pt" style:font-size-asian="1pt" style:font-size-complex="1pt"/>
    </style:style>
    <style:style style:name="P80" style:family="paragraph" style:parent-style-name="caption">
      <style:paragraph-properties fo:margin-left="0cm" fo:margin-right="0cm" fo:text-align="center" style:justify-single-word="false" fo:text-indent="0cm" style:auto-text-indent="false">
        <style:tab-stops/>
      </style:paragraph-properties>
    </style:style>
    <style:style style:name="P81" style:family="paragraph" style:parent-style-name="caption">
      <style:paragraph-properties fo:margin-left="0cm" fo:margin-right="0cm" fo:text-align="center" style:justify-single-word="false" fo:text-indent="0cm" style:auto-text-indent="false">
        <style:tab-stops/>
      </style:paragraph-properties>
      <style:text-properties fo:language="en" fo:country="US"/>
    </style:style>
    <style:style style:name="P82" style:family="paragraph" style:parent-style-name="caption">
      <style:paragraph-properties fo:margin-left="0cm" fo:margin-right="0cm" fo:margin-top="0cm" fo:margin-bottom="0.212cm" loext:contextual-spacing="false" fo:text-align="center" style:justify-single-word="false" fo:text-indent="0cm" style:auto-text-indent="false">
        <style:tab-stops>
          <style:tab-stop style:position="9.502cm" style:type="center"/>
        </style:tab-stops>
      </style:paragraph-properties>
    </style:style>
    <style:style style:name="P83" style:family="paragraph" style:parent-style-name="List_20_Paragraph" style:list-style-name="WW8Num3">
      <style:paragraph-properties>
        <style:tab-stops>
          <style:tab-stop style:position="3cm"/>
        </style:tab-stops>
      </style:paragraph-properties>
      <style:text-properties fo:color="#000000" fo:font-size="12pt" fo:language="en" fo:country="US" fo:font-style="italic" style:font-size-asian="12pt" style:font-style-asian="italic" style:font-name-complex="Arial"/>
    </style:style>
    <style:style style:name="P84" style:family="paragraph" style:parent-style-name="List_20_Paragraph" style:list-style-name="WW8Num2">
      <style:text-properties fo:color="#ff0000" fo:font-size="10pt" fo:language="en" fo:country="US" fo:font-style="italic" style:font-size-asian="10pt" style:font-style-asian="italic"/>
    </style:style>
    <style:style style:name="P85" style:family="paragraph" style:parent-style-name="Illustration_20_Index_20_1">
      <style:paragraph-properties>
        <style:tab-stops>
          <style:tab-stop style:position="18.098cm" style:type="right" style:leader-style="dotted" style:leader-text="."/>
        </style:tab-stops>
      </style:paragraph-properties>
    </style:style>
    <style:style style:name="P86" style:family="paragraph">
      <style:paragraph-properties style:writing-mode="lr-tb"/>
      <style:text-properties style:font-name="Arial1" fo:font-size="1pt" fo:font-style="normal" fo:font-weight="normal" style:font-name-asian="Arial1" style:font-name-complex="Arial1"/>
    </style:style>
    <style:style style:name="P87"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P88" style:family="paragraph">
      <loext:graphic-properties draw:fill="bitmap" draw:fill-color="#ffffff" draw:fill-image-name="Bitmap_20_1" draw:opacity="27%" style:repeat="stretch"/>
      <style:paragraph-properties style:writing-mode="lr-tb"/>
    </style:style>
    <style:style style:name="P89"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T1" style:family="text">
      <style:text-properties fo:text-transform="uppercase" fo:color="#003d73" fo:font-size="26pt" fo:letter-spacing="-0.035cm" fo:language="en" fo:country="US" style:font-size-asian="26pt" style:font-size-complex="26pt"/>
    </style:style>
    <style:style style:name="T2" style:family="text">
      <style:text-properties fo:text-transform="uppercase" fo:color="#ff0000" fo:font-size="26pt" fo:letter-spacing="-0.035cm" fo:language="en" fo:country="US" style:font-size-asian="26pt" style:font-size-complex="26pt"/>
    </style:style>
    <style:style style:name="T3" style:family="text">
      <style:text-properties fo:color="#003d73" fo:language="en" fo:country="US"/>
    </style:style>
    <style:style style:name="T4" style:family="text">
      <style:text-properties fo:font-size="26pt" style:text-underline-style="solid" style:text-underline-width="bold" style:text-underline-color="#d9d9d9" fo:font-weight="bold" style:letter-kerning="true" style:font-size-asian="26pt" style:font-weight-asian="bold" style:font-name-complex="Arial" style:font-size-complex="16pt" style:font-weight-complex="bold"/>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en" fo:country="US" fo:font-style="italic" fo:font-weight="bold" style:font-style-asian="italic" style:font-weight-asian="bold"/>
    </style:style>
    <style:style style:name="T8" style:family="text">
      <style:text-properties fo:color="#ff0000" fo:font-size="10pt" fo:language="en" fo:country="US" fo:font-style="italic" style:font-size-asian="10pt" style:font-style-asian="italic"/>
    </style:style>
    <style:style style:name="T9" style:family="text">
      <style:text-properties fo:color="#ff0000" fo:font-size="10pt" fo:language="en" fo:country="US" fo:font-style="italic" style:text-underline-style="solid" style:text-underline-width="auto" style:text-underline-color="font-color" fo:font-weight="bold" style:font-size-asian="10pt" style:font-style-asian="italic" style:font-weight-asian="bold"/>
    </style:style>
    <style:style style:name="T10" style:family="text">
      <style:text-properties fo:color="#ff0000" fo:font-size="10pt" fo:language="en" fo:country="US" fo:font-style="italic" fo:font-weight="bold" style:font-size-asian="10pt" style:font-style-asian="italic" style:font-weight-asian="bold"/>
    </style:style>
    <style:style style:name="T11" style:family="text">
      <style:text-properties fo:color="#000000" fo:font-size="20pt" fo:language="en" fo:country="US" fo:font-weight="bold" style:font-size-asian="20pt" style:font-weight-asian="bold" style:font-name-complex="Arial" style:font-size-complex="26pt"/>
    </style:style>
    <style:style style:name="T12" style:family="text">
      <style:text-properties fo:color="#000000" fo:font-size="14pt" fo:language="en" fo:country="US" fo:font-style="italic" fo:font-weight="bold" style:font-size-asian="14pt" style:font-style-asian="italic" style:font-weight-asian="bold" style:font-name-complex="Arial" style:font-size-complex="16pt"/>
    </style:style>
    <style:style style:name="T13" style:family="text">
      <style:text-properties fo:color="#000000" fo:font-size="14pt" fo:language="en" fo:country="US" fo:font-style="italic" fo:font-weight="bold" style:font-size-asian="14pt" style:font-style-asian="italic" style:font-weight-asian="bold" style:font-name-complex="Arial" style:font-size-complex="14pt"/>
    </style:style>
    <style:style style:name="T14" style:family="text">
      <style:text-properties fo:color="#000000" fo:font-size="14pt" fo:language="en" fo:country="US" fo:font-style="italic" fo:font-weight="bold" officeooo:rsid="00143b12" style:font-size-asian="14pt" style:font-style-asian="italic" style:font-weight-asian="bold" style:font-name-complex="Arial" style:font-size-complex="14pt"/>
    </style:style>
    <style:style style:name="T15" style:family="text">
      <style:text-properties fo:color="#000000" fo:font-size="9pt" fo:language="en" fo:country="US" style:font-size-asian="9pt" style:font-name-complex="Arial" style:font-size-complex="9pt"/>
    </style:style>
    <style:style style:name="T16" style:family="text">
      <style:text-properties fo:color="#000000" fo:font-size="9pt" fo:language="en" fo:country="US" officeooo:rsid="00143b12" style:font-size-asian="9pt" style:font-name-complex="Arial" style:font-size-complex="9pt"/>
    </style:style>
    <style:style style:name="T17" style:family="text">
      <style:text-properties fo:color="#000000" fo:font-size="10pt" fo:language="en" fo:country="US" fo:font-style="normal" style:font-size-asian="10pt" style:font-style-asian="normal" style:font-style-complex="normal"/>
    </style:style>
    <style:style style:name="T18" style:family="text">
      <style:text-properties fo:color="#000000" fo:font-size="10pt" fo:language="en" fo:country="US" fo:font-style="normal" officeooo:rsid="001481e9" style:font-size-asian="10pt" style:font-style-asian="normal" style:font-style-complex="normal"/>
    </style:style>
    <style:style style:name="T19" style:family="text">
      <style:text-properties fo:color="#000000" fo:font-size="10pt" fo:language="en" fo:country="US" fo:font-style="normal" officeooo:rsid="00163ecd" style:font-size-asian="10pt" style:font-style-asian="normal" style:font-style-complex="normal"/>
    </style:style>
    <style:style style:name="T20" style:family="text">
      <style:text-properties fo:color="#000000" fo:font-size="10pt" fo:language="en" fo:country="US" fo:font-style="normal" officeooo:rsid="00176e18" style:font-size-asian="10pt" style:font-style-asian="normal" style:font-style-complex="normal"/>
    </style:style>
    <style:style style:name="T21" style:family="text">
      <style:text-properties fo:color="#000000" fo:font-size="7pt" fo:language="en" fo:country="GB" style:font-size-asian="7pt" style:font-name-complex="Arial" style:font-size-complex="8pt" fo:background-color="#ffff00"/>
    </style:style>
    <style:style style:name="T22" style:family="text">
      <style:text-properties fo:font-size="8pt" style:font-size-asian="8pt"/>
    </style:style>
    <style:style style:name="T23" style:family="text">
      <style:text-properties fo:font-size="8pt" fo:font-style="italic" style:font-size-asian="8pt" style:font-style-asian="italic" style:font-size-complex="8pt"/>
    </style:style>
    <style:style style:name="T24" style:family="text">
      <style:text-properties fo:color="#38a1dc" fo:font-size="6pt" fo:language="en" fo:country="US" style:font-size-asian="6pt" style:font-size-complex="6pt"/>
    </style:style>
    <style:style style:name="T25" style:family="text">
      <style:text-properties style:font-name="Arial" fo:language="en" fo:country="US" style:font-name-complex="Arial"/>
    </style:style>
    <style:style style:name="T26" style:family="text">
      <style:text-properties fo:color="#5f497a" fo:font-size="10pt" fo:language="en" fo:country="US" fo:font-style="italic" style:font-size-asian="10pt" style:font-style-asian="italic"/>
    </style:style>
    <style:style style:name="T27" style:family="text">
      <style:text-properties fo:color="#5f497a" fo:font-size="10pt" fo:language="en" fo:country="US" fo:font-style="italic" style:text-underline-style="solid" style:text-underline-width="auto" style:text-underline-color="font-color" fo:font-weight="bold" style:font-size-asian="10pt" style:font-style-asian="italic" style:font-weight-asian="bold"/>
    </style:style>
    <style:style style:name="T28" style:family="text">
      <style:text-properties fo:font-size="10pt" style:font-size-asian="10pt" style:font-name-complex="Arial"/>
    </style:style>
    <style:style style:name="T29" style:family="text">
      <style:text-properties fo:font-size="1pt" style:font-size-asian="1pt" style:font-size-complex="1pt"/>
    </style:style>
    <style:style style:name="T30" style:family="text">
      <style:text-properties style:language-asian="zh" style:country-asian="CN"/>
    </style:style>
    <style:style style:name="T31" style:family="text">
      <style:text-properties fo:font-size="9.5pt" fo:language="it" fo:country="IT" fo:font-weight="bold" style:font-size-asian="9.5pt" style:font-weight-asian="bold" style:font-size-complex="9.5pt"/>
    </style:style>
    <style:style style:name="T32" style:family="text">
      <style:text-properties fo:font-size="9.5pt" fo:language="en" fo:country="US" fo:font-weight="bold" style:font-size-asian="9.5pt" style:font-weight-asian="bold" style:font-size-complex="9.5pt"/>
    </style:style>
    <style:style style:name="T33" style:family="text">
      <style:text-properties fo:font-size="9.5pt" fo:language="en" fo:country="US" fo:font-weight="bold" style:font-size-asian="9.5pt" style:font-weight-asian="bold" style:font-name-complex="Calibri1" style:font-size-complex="9.5pt"/>
    </style:style>
    <style:style style:name="T34" style:family="text">
      <style:text-properties fo:font-size="9.5pt" fo:language="en" fo:country="US" fo:font-weight="bold" style:font-size-asian="9.5pt" style:font-weight-asian="bold" style:font-name-complex="Arial" style:font-size-complex="9.5pt"/>
    </style:style>
    <style:style style:name="T35" style:family="text">
      <style:text-properties fo:font-size="9.5pt" fo:language="en" fo:country="US" fo:font-weight="bold" style:font-size-asian="9.5pt" style:font-weight-asian="bold" style:font-name-complex="Arial" style:font-size-complex="8pt"/>
    </style:style>
    <style:style style:name="T36" style:family="text">
      <style:text-properties fo:font-size="9.5pt" fo:language="en" fo:country="GB" fo:font-weight="bold" style:font-size-asian="9.5pt" style:font-weight-asian="bold" style:font-name-complex="Arial" style:font-size-complex="8pt"/>
    </style:style>
    <style:style style:name="T37" style:family="text">
      <style:text-properties fo:font-size="7pt" fo:language="en" fo:country="GB" style:font-size-asian="7pt" style:font-size-complex="8pt"/>
    </style:style>
    <style:style style:name="T38" style:family="text">
      <style:text-properties fo:font-size="7pt" fo:language="en" fo:country="US" style:font-size-asian="7pt" style:language-asian="en" style:country-asian="US" style:font-size-complex="7pt"/>
    </style:style>
    <style:style style:name="T39" style:family="text">
      <style:text-properties fo:font-size="7pt" fo:language="en" fo:country="US" style:font-size-asian="7pt" style:language-asian="en" style:country-asian="US" style:font-size-complex="7pt" fo:background-color="#ffff00"/>
    </style:style>
    <style:style style:name="T40" style:family="text">
      <style:text-properties fo:font-size="7pt" fo:language="en" fo:country="US" style:font-size-asian="7pt" style:font-size-complex="7pt"/>
    </style:style>
    <style:style style:name="T41" style:family="text">
      <style:text-properties fo:font-size="7pt" fo:language="en" fo:country="US" style:font-name-asian="Arial" style:font-size-asian="7pt" style:font-name-complex="Arial" style:font-size-complex="7pt"/>
    </style:style>
    <style:style style:name="T42" style:family="text">
      <style:text-properties style:font-name="Segoe UI" fo:font-size="7pt" fo:language="en" fo:country="US" style:font-size-asian="7pt" style:font-name-complex="Segoe UI" style:font-size-complex="7pt"/>
    </style:style>
    <style:style style:name="T43" style:family="text">
      <style:text-properties officeooo:rsid="00143b12"/>
    </style:style>
    <style:style style:name="T44" style:family="text">
      <style:text-properties officeooo:rsid="001481e9"/>
    </style:style>
    <style:style style:name="T45" style:family="text">
      <style:text-properties officeooo:rsid="00176e18"/>
    </style:style>
    <style:style style:name="T46" style:family="text">
      <style:text-properties officeooo:rsid="0019256c"/>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style:style>
    <style:style style:name="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style:style>
    <style:style style:name="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1cm" fo:padding-bottom="-0.011cm" fo:padding-left="-0.011cm" fo:padding-right="-0.011cm" fo:wrap-option="no-wrap" draw:shadow-color="#80808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2">­</text:p>
          </table:table-cell>
        </table:table-row>
        <table:table-row table:style-name="Tableau1.2">
          <table:table-cell table:style-name="Tableau1.A1" office:value-type="string">
            <text:p text:style-name="P26"><text:bookmark text:name="project_name_en"/><text:bookmark text:name="project_name_loc"/><text:span text:style-name="T1">///</text:span><text:span text:style-name="T2"> </text:span><text:span text:style-name="T11">Software Design Description (SDD)</text:span></text:p>
          </table:table-cell>
        </table:table-row>
        <table:table-row table:style-name="Tableau1.3">
          <table:table-cell table:style-name="Tableau1.A3" office:value-type="string">
            <text:p text:style-name="P13">LED Control Device</text:p>
            <text:p text:style-name="P2">Project ref: <text:span text:style-name="T43">0001</text:span></text:p>
            <text:p text:style-name="P5"/>
            <text:p text:style-name="P29"><text:span text:style-name="T12">Document </text:span><text:span text:style-name="T13">ref: </text:span><text:span text:style-name="T14">0001</text:span></text:p>
          </table:table-cell>
        </table:table-row>
        <table:table-row table:style-name="Tableau1.4">
          <table:table-cell table:style-name="Tableau1.A3" office:value-type="string">
            <text:p text:style-name="P27">This document covers:</text:p>
            <text:list xml:id="list3680717914" text:style-name="WW8Num3">
              <text:list-item>
                <text:p text:style-name="P83">Software specification doc ?</text:p>
              </text:list-item>
            </text:list>
            <text:p text:style-name="P13"/>
          </table:table-cell>
        </table:table-row>
        <table:table-row table:style-name="Tableau1.5">
          <table:table-cell table:style-name="Tableau1.A5" office:value-type="string">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0"/>
                </table:table-cell>
                <table:table-cell table:style-name="Tableau2.B1" office:value-type="string">
                  <text:p text:style-name="P31"><text:span text:style-name="T46">Abgrall</text:span> <text:s/>/ <text:span text:style-name="T46">ARM_Control_LED</text:span></text:p>
                </table:table-cell>
                <table:table-cell table:style-name="Tableau2.B1" office:value-type="string">
                  <text:p text:style-name="P31">yyyy-mm-dd</text:p>
                </table:table-cell>
                <table:table-cell table:style-name="Tableau2.B1" office:value-type="string">
                  <text:p text:style-name="P31">Signature</text:p>
                </table:table-cell>
              </table:table-row>
              <table:table-row table:style-name="Tableau2.2">
                <table:table-cell table:style-name="Tableau2.A2" table:number-rows-spanned="2" office:value-type="string">
                  <text:p text:style-name="P32">Prepared</text:p>
                </table:table-cell>
                <table:table-cell table:style-name="Tableau2.B2" office:value-type="string">
                  <text:p text:style-name="P36"/>
                </table:table-cell>
                <table:table-cell table:style-name="Tableau2.B2" table:number-rows-spanned="2" office:value-type="string">
                  <text:p text:style-name="P34">yyyy/mm/dd</text:p>
                </table:table-cell>
                <table:table-cell table:style-name="Tableau2.D2" table:number-rows-spanned="2" office:value-type="string">
                  <text:p text:style-name="P35"/>
                </table:table-cell>
              </table:table-row>
              <table:table-row table:style-name="Tableau2.3">
                <table:covered-table-cell/>
                <table:table-cell table:style-name="Tableau2.B1" office:value-type="string">
                  <text:p text:style-name="P41">Software Engineer</text:p>
                </table:table-cell>
                <table:covered-table-cell/>
                <table:covered-table-cell/>
              </table:table-row>
              <table:table-row table:style-name="Tableau2.1">
                <table:table-cell table:style-name="Tableau2.A4" office:value-type="string">
                  <text:p text:style-name="P40"/>
                </table:table-cell>
                <table:table-cell table:style-name="Tableau2.A4" office:value-type="string">
                  <text:p text:style-name="P43"/>
                </table:table-cell>
                <table:table-cell table:style-name="Tableau2.A4" office:value-type="string">
                  <text:p text:style-name="P43"/>
                </table:table-cell>
                <table:table-cell table:style-name="Tableau2.A4" office:value-type="string">
                  <text:p text:style-name="P43"/>
                </table:table-cell>
              </table:table-row>
              <table:table-row table:style-name="Tableau2.2">
                <table:table-cell table:style-name="Tableau2.A2" table:number-rows-spanned="8" office:value-type="string">
                  <text:p text:style-name="P32">Reviewed</text:p>
                </table:table-cell>
                <table:table-cell table:style-name="Tableau2.B2" office:value-type="string">
                  <text:p text:style-name="P36">G. Tsiapkolis</text:p>
                </table:table-cell>
                <table:table-cell table:style-name="Tableau2.B2" table:number-rows-spanned="2" office:value-type="string">
                  <text:p text:style-name="P35"/>
                </table:table-cell>
                <table:table-cell table:style-name="Tableau2.D2" table:number-rows-spanned="2" office:value-type="string">
                  <text:p text:style-name="P35"/>
                </table:table-cell>
              </table:table-row>
              <table:table-row table:style-name="Tableau2.1">
                <table:covered-table-cell/>
                <table:table-cell table:style-name="Tableau2.B6" office:value-type="string">
                  <text:p text:style-name="P41">Software Technical Manager</text:p>
                </table:table-cell>
                <table:covered-table-cell/>
                <table:covered-table-cell/>
              </table:table-row>
              <table:table-row table:style-name="Tableau2.1">
                <table:covered-table-cell/>
                <table:table-cell table:style-name="Tableau2.B6" office:value-type="string">
                  <text:p text:style-name="P42"/>
                </table:table-cell>
                <table:table-cell table:style-name="Tableau2.B6" office:value-type="string">
                  <text:p text:style-name="P37"/>
                </table:table-cell>
                <table:table-cell table:style-name="Tableau2.D7" office:value-type="string">
                  <text:p text:style-name="P37"/>
                </table:table-cell>
              </table:table-row>
              <table:table-row table:style-name="Tableau2.2">
                <table:covered-table-cell/>
                <table:table-cell table:style-name="Tableau2.B6" office:value-type="string">
                  <text:p text:style-name="P44"/>
                </table:table-cell>
                <table:table-cell table:style-name="Tableau2.B6" office:value-type="string">
                  <text:p text:style-name="P35"/>
                </table:table-cell>
                <table:table-cell table:style-name="Tableau2.D7" office:value-type="string">
                  <text:p text:style-name="P35"/>
                </table:table-cell>
              </table:table-row>
              <table:table-row table:style-name="Tableau2.1">
                <table:covered-table-cell/>
                <table:table-cell table:style-name="Tableau2.B6" office:value-type="string">
                  <text:p text:style-name="P41">Verification and Validation Responsible</text:p>
                </table:table-cell>
                <table:table-cell table:style-name="Tableau2.B6" office:value-type="string">
                  <text:p text:style-name="P35"/>
                </table:table-cell>
                <table:table-cell table:style-name="Tableau2.D7" office:value-type="string">
                  <text:p text:style-name="P35"/>
                </table:table-cell>
              </table:table-row>
              <table:table-row table:style-name="Tableau2.1">
                <table:covered-table-cell/>
                <table:table-cell table:style-name="Tableau2.B6" office:value-type="string">
                  <text:p text:style-name="P42"/>
                </table:table-cell>
                <table:table-cell table:style-name="Tableau2.B6" office:value-type="string">
                  <text:p text:style-name="P37"/>
                </table:table-cell>
                <table:table-cell table:style-name="Tableau2.D7" office:value-type="string">
                  <text:p text:style-name="P37"/>
                </table:table-cell>
              </table:table-row>
              <table:table-row table:style-name="Tableau2.2">
                <table:covered-table-cell/>
                <table:table-cell table:style-name="Tableau2.B6" office:value-type="string">
                  <text:p text:style-name="P36"/>
                </table:table-cell>
                <table:table-cell table:style-name="Tableau2.B6" table:number-rows-spanned="2" office:value-type="string">
                  <text:p text:style-name="P35"/>
                </table:table-cell>
                <table:table-cell table:style-name="Tableau2.D7" table:number-rows-spanned="2" office:value-type="string">
                  <text:p text:style-name="P35"/>
                </table:table-cell>
              </table:table-row>
              <table:table-row table:style-name="Tableau2.1">
                <table:covered-table-cell/>
                <table:table-cell table:style-name="Tableau2.B1" office:value-type="string">
                  <text:p text:style-name="P41">Software Quality Responsible</text:p>
                </table:table-cell>
                <table:covered-table-cell/>
                <table:covered-table-cell/>
              </table:table-row>
              <table:table-row table:style-name="Tableau2.1">
                <table:table-cell table:style-name="Tableau2.A4" office:value-type="string">
                  <text:p text:style-name="P40"/>
                </table:table-cell>
                <table:table-cell table:style-name="Tableau2.A4" office:value-type="string">
                  <text:p text:style-name="P43"/>
                </table:table-cell>
                <table:table-cell table:style-name="Tableau2.A4" office:value-type="string">
                  <text:p text:style-name="P43"/>
                </table:table-cell>
                <table:table-cell table:style-name="Tableau2.A4" office:value-type="string">
                  <text:p text:style-name="P43"/>
                </table:table-cell>
              </table:table-row>
              <table:table-row table:style-name="Tableau2.2">
                <table:table-cell table:style-name="Tableau2.A2" table:number-rows-spanned="2" office:value-type="string">
                  <text:p text:style-name="P32">Approved</text:p>
                </table:table-cell>
                <table:table-cell table:style-name="Tableau2.B2" office:value-type="string">
                  <text:p text:style-name="P44"/>
                </table:table-cell>
                <table:table-cell table:style-name="Tableau2.B2" office:value-type="string">
                  <text:p text:style-name="P35"/>
                </table:table-cell>
                <table:table-cell table:style-name="Tableau2.D2" office:value-type="string">
                  <text:p text:style-name="P35"/>
                </table:table-cell>
              </table:table-row>
              <table:table-row table:style-name="Tableau2.1">
                <table:covered-table-cell/>
                <table:table-cell table:style-name="Tableau2.B1" office:value-type="string">
                  <text:p text:style-name="P41">Technical Project Manager</text:p>
                </table:table-cell>
                <table:table-cell table:style-name="Tableau2.B1" office:value-type="string">
                  <text:p text:style-name="P39"/>
                </table:table-cell>
                <table:table-cell table:style-name="Tableau2.D15" office:value-type="string">
                  <text:p text:style-name="P39"/>
                </table:table-cell>
              </table:table-row>
            </table:table>
            <text:p text:style-name="P17"/>
          </table:table-cell>
        </table:table-row>
      </table:table>
      <text:p text:style-name="P9"/>
      <text:p text:style-name="P9"/>
      <text:p text:style-name="P78"><text:span text:style-name="T3">///</text:span><text:span text:style-name="T5"> </text:span><text:span text:style-name="T25">Change history</text:span></text:p>
      <text:p text:style-name="P6"/>
      <text:p text:style-name="P6"/>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row table:style-name="Tableau3.1">
          <table:table-cell table:style-name="Tableau3.A1" table:number-columns-spanned="6" office:value-type="string">
            <text:p text:style-name="P20">REVISIONS</text:p>
          </table:table-cell>
          <table:covered-table-cell/>
          <table:covered-table-cell/>
          <table:covered-table-cell/>
          <table:covered-table-cell/>
          <table:covered-table-cell/>
        </table:table-row>
        <table:table-row table:style-name="Tableau3.2">
          <table:table-cell table:style-name="Tableau3.A2" office:value-type="string">
            <text:p text:style-name="P21">Issue</text:p>
          </table:table-cell>
          <table:table-cell table:style-name="Tableau3.B2" office:value-type="string">
            <text:p text:style-name="P21">Date</text:p>
          </table:table-cell>
          <table:table-cell table:style-name="Tableau3.C2" office:value-type="string">
            <text:p text:style-name="P21">Description</text:p>
          </table:table-cell>
          <table:table-cell table:style-name="Tableau3.D2" office:value-type="string">
            <text:p text:style-name="P24">Prepared by</text:p>
          </table:table-cell>
          <table:table-cell table:style-name="Tableau3.E2" office:value-type="string">
            <text:p text:style-name="P24">Checkedby</text:p>
          </table:table-cell>
          <table:table-cell table:style-name="Tableau3.F2" office:value-type="string">
            <text:p text:style-name="P24">Approved by</text:p>
          </table:table-cell>
        </table:table-row>
        <table:table-row table:style-name="Tableau3.3">
          <table:table-cell table:style-name="Tableau3.A3" office:value-type="string">
            <text:p text:style-name="P18"><text:bookmark text:name="_GoBack"/>A</text:p>
          </table:table-cell>
          <table:table-cell table:style-name="Tableau3.B3" office:value-type="string">
            <text:p text:style-name="P19"><text:span text:style-name="T15">2019/05/2</text:span><text:span text:style-name="T16">9</text:span></text:p>
          </table:table-cell>
          <table:table-cell table:style-name="Tableau3.C3" office:value-type="string">
            <text:p text:style-name="P28">First issue</text:p>
          </table:table-cell>
          <table:table-cell table:style-name="Tableau3.D3" office:value-type="string">
            <text:p text:style-name="P23">Abgrall Thomas</text:p>
          </table:table-cell>
          <table:table-cell table:style-name="Tableau3.E3" office:value-type="string">
            <text:p text:style-name="P46">G. Tsiapkolis</text:p>
          </table:table-cell>
          <table:table-cell table:style-name="Tableau3.F3" office:value-type="string">
            <text:p text:style-name="P22"/>
          </table:table-cell>
        </table:table-row>
        <table:table-row table:style-name="Tableau3.2">
          <table:table-cell table:style-name="Tableau3.A4" office:value-type="string">
            <text:p text:style-name="P14">.</text:p>
          </table:table-cell>
          <table:table-cell table:style-name="Tableau3.B4" office:value-type="string">
            <text:p text:style-name="P15">.</text:p>
          </table:table-cell>
          <table:table-cell table:style-name="Tableau3.C4" office:value-type="string">
            <text:p text:style-name="P28">.</text:p>
          </table:table-cell>
          <table:table-cell table:style-name="Tableau3.D4" office:value-type="string">
            <text:p text:style-name="P16">.</text:p>
          </table:table-cell>
          <table:table-cell table:style-name="Tableau3.E4" office:value-type="string">
            <text:p text:style-name="P16">.</text:p>
          </table:table-cell>
          <table:table-cell table:style-name="Tableau3.F4" office:value-type="string">
            <text:p text:style-name="P16">.</text:p>
          </table:table-cell>
        </table:table-row>
        <table:table-row table:style-name="Tableau3.2">
          <table:table-cell table:style-name="Tableau3.A5" office:value-type="string">
            <text:p text:style-name="P14">.</text:p>
          </table:table-cell>
          <table:table-cell table:style-name="Tableau3.B5" office:value-type="string">
            <text:p text:style-name="P15">.</text:p>
          </table:table-cell>
          <table:table-cell table:style-name="Tableau3.C5" office:value-type="string">
            <text:p text:style-name="P28">.</text:p>
          </table:table-cell>
          <table:table-cell table:style-name="Tableau3.D5" office:value-type="string">
            <text:p text:style-name="P16">.</text:p>
          </table:table-cell>
          <table:table-cell table:style-name="Tableau3.E5" office:value-type="string">
            <text:p text:style-name="P16">.</text:p>
          </table:table-cell>
          <table:table-cell table:style-name="Tableau3.F5" office:value-type="string">
            <text:p text:style-name="P16">.</text:p>
          </table:table-cell>
        </table:table-row>
        <table:table-row table:style-name="Tableau3.2">
          <table:table-cell table:style-name="Tableau3.A6" office:value-type="string">
            <text:p text:style-name="P14">.</text:p>
          </table:table-cell>
          <table:table-cell table:style-name="Tableau3.B6" office:value-type="string">
            <text:p text:style-name="P15">.</text:p>
          </table:table-cell>
          <table:table-cell table:style-name="Tableau3.C6" office:value-type="string">
            <text:p text:style-name="P28">.</text:p>
          </table:table-cell>
          <table:table-cell table:style-name="Tableau3.D6" office:value-type="string">
            <text:p text:style-name="P16">.</text:p>
          </table:table-cell>
          <table:table-cell table:style-name="Tableau3.E6" office:value-type="string">
            <text:p text:style-name="P16">.</text:p>
          </table:table-cell>
          <table:table-cell table:style-name="Tableau3.F6" office:value-type="string">
            <text:p text:style-name="P16">.</text:p>
          </table:table-cell>
        </table:table-row>
        <table:table-row table:style-name="Tableau3.2">
          <table:table-cell table:style-name="Tableau3.A7" office:value-type="string">
            <text:p text:style-name="P14">.</text:p>
          </table:table-cell>
          <table:table-cell table:style-name="Tableau3.B7" office:value-type="string">
            <text:p text:style-name="P15">.</text:p>
          </table:table-cell>
          <table:table-cell table:style-name="Tableau3.C7" office:value-type="string">
            <text:p text:style-name="P28">.</text:p>
          </table:table-cell>
          <table:table-cell table:style-name="Tableau3.D7" office:value-type="string">
            <text:p text:style-name="P16">.</text:p>
          </table:table-cell>
          <table:table-cell table:style-name="Tableau3.E7" office:value-type="string">
            <text:p text:style-name="P16">.</text:p>
          </table:table-cell>
          <table:table-cell table:style-name="Tableau3.F7" office:value-type="string">
            <text:p text:style-name="P16">.</text:p>
          </table:table-cell>
        </table:table-row>
        <table:table-row table:style-name="Tableau3.2">
          <table:table-cell table:style-name="Tableau3.A8" office:value-type="string">
            <text:p text:style-name="P14">.</text:p>
          </table:table-cell>
          <table:table-cell table:style-name="Tableau3.B8" office:value-type="string">
            <text:p text:style-name="P15">.</text:p>
          </table:table-cell>
          <table:table-cell table:style-name="Tableau3.C8" office:value-type="string">
            <text:p text:style-name="P28">.</text:p>
          </table:table-cell>
          <table:table-cell table:style-name="Tableau3.D8" office:value-type="string">
            <text:p text:style-name="P16">.</text:p>
          </table:table-cell>
          <table:table-cell table:style-name="Tableau3.E8" office:value-type="string">
            <text:p text:style-name="P16">.</text:p>
          </table:table-cell>
          <table:table-cell table:style-name="Tableau3.F8" office:value-type="string">
            <text:p text:style-name="P16">.</text:p>
          </table:table-cell>
        </table:table-row>
        <table:table-row table:style-name="Tableau3.2">
          <table:table-cell table:style-name="Tableau3.A9" office:value-type="string">
            <text:p text:style-name="P14">.</text:p>
          </table:table-cell>
          <table:table-cell table:style-name="Tableau3.B9" office:value-type="string">
            <text:p text:style-name="P15">.</text:p>
          </table:table-cell>
          <table:table-cell table:style-name="Tableau3.C9" office:value-type="string">
            <text:p text:style-name="P28">.</text:p>
          </table:table-cell>
          <table:table-cell table:style-name="Tableau3.D9" office:value-type="string">
            <text:p text:style-name="P16">.</text:p>
          </table:table-cell>
          <table:table-cell table:style-name="Tableau3.E9" office:value-type="string">
            <text:p text:style-name="P16">.</text:p>
          </table:table-cell>
          <table:table-cell table:style-name="Tableau3.F9" office:value-type="string">
            <text:p text:style-name="P16">.</text:p>
          </table:table-cell>
        </table:table-row>
        <table:table-row table:style-name="Tableau3.2">
          <table:table-cell table:style-name="Tableau3.A10" office:value-type="string">
            <text:p text:style-name="P14">.</text:p>
          </table:table-cell>
          <table:table-cell table:style-name="Tableau3.B10" office:value-type="string">
            <text:p text:style-name="P15">.</text:p>
          </table:table-cell>
          <table:table-cell table:style-name="Tableau3.C10" office:value-type="string">
            <text:p text:style-name="P28">.</text:p>
          </table:table-cell>
          <table:table-cell table:style-name="Tableau3.D10" office:value-type="string">
            <text:p text:style-name="P16">.</text:p>
          </table:table-cell>
          <table:table-cell table:style-name="Tableau3.E10" office:value-type="string">
            <text:p text:style-name="P16">.</text:p>
          </table:table-cell>
          <table:table-cell table:style-name="Tableau3.F10" office:value-type="string">
            <text:p text:style-name="P16">.</text:p>
          </table:table-cell>
        </table:table-row>
        <table:table-row table:style-name="Tableau3.2">
          <table:table-cell table:style-name="Tableau3.A11" office:value-type="string">
            <text:p text:style-name="P14">.</text:p>
          </table:table-cell>
          <table:table-cell table:style-name="Tableau3.B11" office:value-type="string">
            <text:p text:style-name="P15">.</text:p>
          </table:table-cell>
          <table:table-cell table:style-name="Tableau3.C11" office:value-type="string">
            <text:p text:style-name="P28">.</text:p>
          </table:table-cell>
          <table:table-cell table:style-name="Tableau3.D11" office:value-type="string">
            <text:p text:style-name="P16">.</text:p>
          </table:table-cell>
          <table:table-cell table:style-name="Tableau3.E11" office:value-type="string">
            <text:p text:style-name="P16">.</text:p>
          </table:table-cell>
          <table:table-cell table:style-name="Tableau3.F11" office:value-type="string">
            <text:p text:style-name="P16">.</text:p>
          </table:table-cell>
        </table:table-row>
        <table:table-row table:style-name="Tableau3.2">
          <table:table-cell table:style-name="Tableau3.A12" office:value-type="string">
            <text:p text:style-name="P14">.</text:p>
          </table:table-cell>
          <table:table-cell table:style-name="Tableau3.B12" office:value-type="string">
            <text:p text:style-name="P15">.</text:p>
          </table:table-cell>
          <table:table-cell table:style-name="Tableau3.C12" office:value-type="string">
            <text:p text:style-name="P28">.</text:p>
          </table:table-cell>
          <table:table-cell table:style-name="Tableau3.D12" office:value-type="string">
            <text:p text:style-name="P16">.</text:p>
          </table:table-cell>
          <table:table-cell table:style-name="Tableau3.E12" office:value-type="string">
            <text:p text:style-name="P16">.</text:p>
          </table:table-cell>
          <table:table-cell table:style-name="Tableau3.F12" office:value-type="string">
            <text:p text:style-name="P16">.</text:p>
          </table:table-cell>
        </table:table-row>
        <table:table-row table:style-name="Tableau3.2">
          <table:table-cell table:style-name="Tableau3.A13" office:value-type="string">
            <text:p text:style-name="P14">.</text:p>
          </table:table-cell>
          <table:table-cell table:style-name="Tableau3.B13" office:value-type="string">
            <text:p text:style-name="P15">.</text:p>
          </table:table-cell>
          <table:table-cell table:style-name="Tableau3.C13" office:value-type="string">
            <text:p text:style-name="P28">.</text:p>
          </table:table-cell>
          <table:table-cell table:style-name="Tableau3.D13" office:value-type="string">
            <text:p text:style-name="P16">.</text:p>
          </table:table-cell>
          <table:table-cell table:style-name="Tableau3.E13" office:value-type="string">
            <text:p text:style-name="P16">.</text:p>
          </table:table-cell>
          <table:table-cell table:style-name="Tableau3.F13" office:value-type="string">
            <text:p text:style-name="P16">.</text:p>
          </table:table-cell>
        </table:table-row>
        <table:table-row table:style-name="Tableau3.2">
          <table:table-cell table:style-name="Tableau3.A14" office:value-type="string">
            <text:p text:style-name="P14">.</text:p>
          </table:table-cell>
          <table:table-cell table:style-name="Tableau3.B14" office:value-type="string">
            <text:p text:style-name="P15">.</text:p>
          </table:table-cell>
          <table:table-cell table:style-name="Tableau3.C14" office:value-type="string">
            <text:p text:style-name="P28">.</text:p>
          </table:table-cell>
          <table:table-cell table:style-name="Tableau3.D14" office:value-type="string">
            <text:p text:style-name="P16">.</text:p>
          </table:table-cell>
          <table:table-cell table:style-name="Tableau3.E14" office:value-type="string">
            <text:p text:style-name="P16">.</text:p>
          </table:table-cell>
          <table:table-cell table:style-name="Tableau3.F14" office:value-type="string">
            <text:p text:style-name="P16">.</text:p>
          </table:table-cell>
        </table:table-row>
        <table:table-row table:style-name="Tableau3.2">
          <table:table-cell table:style-name="Tableau3.A15" office:value-type="string">
            <text:p text:style-name="P14">.</text:p>
          </table:table-cell>
          <table:table-cell table:style-name="Tableau3.B15" office:value-type="string">
            <text:p text:style-name="P15">.</text:p>
          </table:table-cell>
          <table:table-cell table:style-name="Tableau3.C15" office:value-type="string">
            <text:p text:style-name="P28">.</text:p>
          </table:table-cell>
          <table:table-cell table:style-name="Tableau3.D15" office:value-type="string">
            <text:p text:style-name="P16">.</text:p>
          </table:table-cell>
          <table:table-cell table:style-name="Tableau3.E15" office:value-type="string">
            <text:p text:style-name="P16">.</text:p>
          </table:table-cell>
          <table:table-cell table:style-name="Tableau3.F15" office:value-type="string">
            <text:p text:style-name="P16">.</text:p>
          </table:table-cell>
        </table:table-row>
        <table:table-row table:style-name="Tableau3.2">
          <table:table-cell table:style-name="Tableau3.A16" office:value-type="string">
            <text:p text:style-name="P14">.</text:p>
          </table:table-cell>
          <table:table-cell table:style-name="Tableau3.B16" office:value-type="string">
            <text:p text:style-name="P15">.</text:p>
          </table:table-cell>
          <table:table-cell table:style-name="Tableau3.C16" office:value-type="string">
            <text:p text:style-name="P28">.</text:p>
          </table:table-cell>
          <table:table-cell table:style-name="Tableau3.D16" office:value-type="string">
            <text:p text:style-name="P16">.</text:p>
          </table:table-cell>
          <table:table-cell table:style-name="Tableau3.E16" office:value-type="string">
            <text:p text:style-name="P16">.</text:p>
          </table:table-cell>
          <table:table-cell table:style-name="Tableau3.F16" office:value-type="string">
            <text:p text:style-name="P16">.</text:p>
          </table:table-cell>
        </table:table-row>
      </table:table>
      <text:p text:style-name="P6"/>
      <text:p text:style-name="P77"><text:span text:style-name="T3">///</text:span><text:span text:style-name="T5"> </text:span><text:span text:style-name="T25">Table of contents</text:span></text:p>
      <text:p text:style-name="Standard"/>
      <text:table-of-content text:style-name="Sect1" text:name="Table des matières1">
        <text:table-of-content-source text:outline-level="7">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5"><text:a xlink:type="simple" xlink:href="#__RefHeading___Toc2318_3209428693" text:style-name="Index_20_Link_20__28_user_29_" text:visited-style-name="Index_20_Link_20__28_user_29_"><text:span text:style-name="Index_20_Link">1.0 Introduction<text:tab/>6</text:span></text:a></text:p>
          <text:p text:style-name="P76"><text:a xlink:type="simple" xlink:href="#__RefHeading___Toc2320_3209428693" text:style-name="Index_20_Link_20__28_user_29_" text:visited-style-name="Index_20_Link_20__28_user_29_"><text:span text:style-name="Index_20_Link">1.1 Purpose<text:tab/>6</text:span></text:a></text:p>
          <text:p text:style-name="P76"><text:a xlink:type="simple" xlink:href="#__RefHeading___Toc2322_3209428693" text:style-name="Index_20_Link_20__28_user_29_" text:visited-style-name="Index_20_Link_20__28_user_29_"><text:span text:style-name="Index_20_Link">1.2 Scope<text:tab/>6</text:span></text:a></text:p>
          <text:p text:style-name="P76"><text:a xlink:type="simple" xlink:href="#__RefHeading___Toc2324_3209428693" text:style-name="Index_20_Link_20__28_user_29_" text:visited-style-name="Index_20_Link_20__28_user_29_"><text:span text:style-name="Index_20_Link">1.3 Definitions, acronyms, and abbreviations<text:tab/>6</text:span></text:a></text:p>
          <text:p text:style-name="P76"><text:a xlink:type="simple" xlink:href="#__RefHeading___Toc2326_3209428693" text:style-name="Index_20_Link_20__28_user_29_" text:visited-style-name="Index_20_Link_20__28_user_29_"><text:span text:style-name="Index_20_Link">1.4 Document organization<text:tab/>7</text:span></text:a></text:p>
          <text:p text:style-name="P75"><text:a xlink:type="simple" xlink:href="#__RefHeading___Toc2328_3209428693" text:style-name="Index_20_Link_20__28_user_29_" text:visited-style-name="Index_20_Link_20__28_user_29_"><text:span text:style-name="Index_20_Link">2.0 References<text:tab/>8</text:span></text:a></text:p>
          <text:p text:style-name="P75"><text:a xlink:type="simple" xlink:href="#__RefHeading___Toc2330_3209428693" text:style-name="Index_20_Link_20__28_user_29_" text:visited-style-name="Index_20_Link_20__28_user_29_"><text:span text:style-name="Index_20_Link">3.0 Software design<text:tab/>9</text:span></text:a></text:p>
        </text:index-body>
      </text:table-of-content>
      <text:p text:style-name="P33"/>
      <text:p text:style-name="P77"><text:span text:style-name="T3">///</text:span><text:span text:style-name="T5"> </text:span><text:span text:style-name="T25">List of figures</text:span></text:p>
      <text:p text:style-name="Standard"/>
      <text:p text:style-name="P33"/>
      <text:p text:style-name="P77"><text:span text:style-name="T3">///</text:span><text:span text:style-name="T5"> </text:span><text:span text:style-name="T25">List of tables</text:span></text:p>
      <text:p text:style-name="Standard"/>
      <text:illustration-index text:style-name="Sect1" text:name="Index des illustrations1">
        <text:illustration-index-source text:caption-sequence-name="TABLEAU"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85"><text:a xlink:type="simple" xlink:href="#Tableau!0|sequence" text:style-name="Index_20_Link_20__28_user_29_" text:visited-style-name="Index_20_Link_20__28_user_29_"><text:span text:style-name="Index_20_Link">Table 1: Acronyms<text:tab/>7</text:span></text:a></text:p>
          <text:p text:style-name="P85"><text:a xlink:type="simple" xlink:href="#Tableau!1|sequence" text:style-name="Index_20_Link_20__28_user_29_" text:visited-style-name="Index_20_Link_20__28_user_29_"><text:span text:style-name="Index_20_Link">Table 2: Definitions<text:tab/>8</text:span></text:a></text:p>
          <text:p text:style-name="P85"><text:a xlink:type="simple" xlink:href="#Tableau!2|sequence" text:style-name="Index_20_Link_20__28_user_29_" text:visited-style-name="Index_20_Link_20__28_user_29_"><text:span text:style-name="Index_20_Link">Table 3: External references<text:tab/>9</text:span></text:a></text:p>
          <text:p text:style-name="P85"><text:a xlink:type="simple" xlink:href="#Tableau!4|sequence" text:style-name="Index_20_Link_20__28_user_29_" text:visited-style-name="Index_20_Link_20__28_user_29_"><text:span text:style-name="Index_20_Link">Table 5: Project documents<text:tab/>9</text:span></text:a></text:p>
        </text:index-body>
      </text:illustration-index>
      <text:p text:style-name="P6"/>
      <text:h text:style-name="P1" text:outline-level="1"><text:bookmark-start text:name="__RefHeading___Toc2318_3209428693"/>Introduction<text:bookmark-end text:name="__RefHeading___Toc2318_3209428693"/></text:h>
      <text:h text:style-name="P69" text:outline-level="2"><text:bookmark-start text:name="__RefHeading___Toc2320_3209428693"/>Purpose<text:bookmark-end text:name="__RefHeading___Toc2320_3209428693"/></text:h>
      <text:p text:style-name="Standard"><text:span text:style-name="T26">&lt;</text:span><text:span text:style-name="T27">IEEE Std 1558-2004:</text:span><text:span text:style-name="T26"> In addition, identify intended audience.&gt;</text:span></text:p>
      <text:p text:style-name="Standard"><text:span text:style-name="T17"><text:tab/>Ce Software Design </text:span><text:span text:style-name="T18">Description</text:span><text:span text:style-name="T17"> </text:span><text:span text:style-name="T18">rpésente le </text:span><text:span text:style-name="T17">projet </text:span><text:span text:style-name="T18">Controle de LED</text:span><text:span text:style-name="T17">, réalisé dans </text:span><text:span text:style-name="T18">le cadre</text:span><text:span text:style-name="T17"> </text:span><text:span text:style-name="T18">des cours d</text:span><text:span text:style-name="T17">’Architecture ARM </text:span><text:span text:style-name="T18">à l’école supérieur Ynov à Bordeaux</text:span><text:span text:style-name="T17">.</text:span></text:p>
      <text:p text:style-name="P3"><text:tab/>Les cibles attendues <text:span text:style-name="T44">de ce document</text:span> sont les <text:span text:style-name="T44">élèvent de la formation <text:s/>A</text:span>éronautique et Systèmes Embarqués de Bordeaux Ynov Campus, incluant M. Tsiapkolis en qualité de professeur d’Architecture ARM. Sont aussi concidérées comme cible les mainteneurs du projet.</text:p>
      <text:p text:style-name="P6"/>
      <text:h text:style-name="P69" text:outline-level="2"><text:bookmark-start text:name="__RefHeading___Toc2322_3209428693"/>Scope<text:bookmark-end text:name="__RefHeading___Toc2322_3209428693"/></text:h>
      <text:p text:style-name="Standard"><text:span text:style-name="T26">&lt;</text:span><text:span text:style-name="T27">IEEE Std 1558-2004:</text:span><text:span text:style-name="T26"> Identify the software products by name, explain what the software products will and will not do, describe the application software specified, and be consistent with the SRS or other documents.&gt;</text:span></text:p>
      <text:p text:style-name="Standard"><text:span text:style-name="T17"><text:tab/>Ce document contient une description </text:span><text:span text:style-name="T18">du projet Controle de LED</text:span><text:span text:style-name="T17">. L’architecture </text:span><text:span text:style-name="T19">de base du projet et du code à été réalisé à l’aide du logiciel</text:span><text:span text:style-name="T17"> “STM32CubeMX”. </text:span><text:span text:style-name="T20">Le code</text:span><text:span text:style-name="T17"> est développé en C.</text:span></text:p>
      <text:p text:style-name="P3"><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3"><text:tab/>Si aucune commande n’est reçue dans un délai défini, le système envoie par la liaison série l’état des LEDs, sous format texte, en boucle. Le système inclue un bouton permettant d’inverser l’état des LEDs si pressé.</text:p>
      <text:p text:style-name="P4"><text:tab/>L’intégralité du logiciel est développé dans le fichier main. <text:span text:style-name="T45">Contenu dans le dossier ressource (Src).</text:span></text:p>
      <text:p text:style-name="P6"/>
      <text:h text:style-name="P69" text:outline-level="2"><text:bookmark-start text:name="__RefHeading___Toc2324_3209428693"/>Definitions, acronyms, and abbreviations<text:bookmark-end text:name="__RefHeading___Toc2324_3209428693"/></text:h>
      <text:p text:style-name="Standard"><text:span text:style-name="T26">&lt;</text:span><text:span text:style-name="T27">IEEE Std 1558-2004:</text:span><text:span text:style-name="T26"> Provide the definitions, acronyms, and abbreviations required to properly interpret this document.&gt;</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57">Acronyms</text:p>
            </table:table-cell>
            <table:table-cell table:style-name="Tableau4.B1" office:value-type="string">
              <text:p text:style-name="P58">Meaning</text:p>
            </table:table-cell>
          </table:table-row>
        </table:table-header-rows>
        <table:table-row table:style-name="Tableau4.2">
          <table:table-cell table:style-name="Tableau4.A2" office:value-type="string">
            <text:p text:style-name="P60">CI</text:p>
          </table:table-cell>
          <table:table-cell table:style-name="Tableau4.B2" office:value-type="string">
            <text:p text:style-name="P61">Configuration Item</text:p>
          </table:table-cell>
        </table:table-row>
        <table:table-row table:style-name="Tableau4.2">
          <table:table-cell table:style-name="Tableau4.A3" office:value-type="string">
            <text:p text:style-name="P60">ECR</text:p>
          </table:table-cell>
          <table:table-cell table:style-name="Tableau4.B3" office:value-type="string">
            <text:p text:style-name="P62">Engineering Change Request</text:p>
          </table:table-cell>
        </table:table-row>
        <table:table-row table:style-name="Tableau4.2">
          <table:table-cell table:style-name="Tableau4.A4" office:value-type="string">
            <text:p text:style-name="P60">IEEE</text:p>
          </table:table-cell>
          <table:table-cell table:style-name="Tableau4.B4" office:value-type="string">
            <text:p text:style-name="P62">Institute of Electrical and Electronics Engineers</text:p>
          </table:table-cell>
        </table:table-row>
        <table:table-row table:style-name="Tableau4.2">
          <table:table-cell table:style-name="Tableau4.A5" office:value-type="string">
            <text:p text:style-name="P60">IC</text:p>
          </table:table-cell>
          <table:table-cell table:style-name="Tableau4.B5" office:value-type="string">
            <text:p text:style-name="P62">Interface Control</text:p>
          </table:table-cell>
        </table:table-row>
        <table:table-row table:style-name="Tableau4.2">
          <table:table-cell table:style-name="Tableau4.A6" office:value-type="string">
            <text:p text:style-name="P60">ICD</text:p>
          </table:table-cell>
          <table:table-cell table:style-name="Tableau4.B6" office:value-type="string">
            <text:p text:style-name="P62">Interface Control Document</text:p>
          </table:table-cell>
        </table:table-row>
        <table:table-row table:style-name="Tableau4.2">
          <table:table-cell table:style-name="Tableau4.A7" office:value-type="string">
            <text:p text:style-name="P60">IT</text:p>
          </table:table-cell>
          <table:table-cell table:style-name="Tableau4.B7" office:value-type="string">
            <text:p text:style-name="P62">Information Technology</text:p>
          </table:table-cell>
        </table:table-row>
        <table:table-row table:style-name="Tableau4.2">
          <table:table-cell table:style-name="Tableau4.A8" office:value-type="string">
            <text:p text:style-name="P60">N.A</text:p>
          </table:table-cell>
          <table:table-cell table:style-name="Tableau4.B8" office:value-type="string">
            <text:p text:style-name="P62">Not Applicable</text:p>
          </table:table-cell>
        </table:table-row>
        <table:table-row table:style-name="Tableau4.2">
          <table:table-cell table:style-name="Tableau4.A9" office:value-type="string">
            <text:p text:style-name="P60">OS</text:p>
          </table:table-cell>
          <table:table-cell table:style-name="Tableau4.B9" office:value-type="string">
            <text:p text:style-name="P62">Operating Software</text:p>
          </table:table-cell>
        </table:table-row>
        <table:table-row table:style-name="Tableau4.2">
          <table:table-cell table:style-name="Tableau4.A10" office:value-type="string">
            <text:p text:style-name="P60">SCI</text:p>
          </table:table-cell>
          <table:table-cell table:style-name="Tableau4.B10" office:value-type="string">
            <text:p text:style-name="P62">Software Configuration Item</text:p>
          </table:table-cell>
        </table:table-row>
        <table:table-row table:style-name="Tableau4.2">
          <table:table-cell table:style-name="Tableau4.A11" office:value-type="string">
            <text:p text:style-name="P60">SCM</text:p>
          </table:table-cell>
          <table:table-cell table:style-name="Tableau4.B11" office:value-type="string">
            <text:p text:style-name="P62">Software Configuration Management</text:p>
          </table:table-cell>
        </table:table-row>
        <table:table-row table:style-name="Tableau4.2">
          <table:table-cell table:style-name="Tableau4.A12" office:value-type="string">
            <text:p text:style-name="P60">SCMP</text:p>
          </table:table-cell>
          <table:table-cell table:style-name="Tableau4.B12" office:value-type="string">
            <text:p text:style-name="P62">Software Configuration Management Plan</text:p>
          </table:table-cell>
        </table:table-row>
        <table:table-row table:style-name="Tableau4.2">
          <table:table-cell table:style-name="Tableau4.A13" office:value-type="string">
            <text:p text:style-name="P60">SPMP</text:p>
          </table:table-cell>
          <table:table-cell table:style-name="Tableau4.B13" office:value-type="string">
            <text:p text:style-name="P62">Software Project Management Plan</text:p>
          </table:table-cell>
        </table:table-row>
        <table:table-row table:style-name="Tableau4.2">
          <table:table-cell table:style-name="Tableau4.A14" office:value-type="string">
            <text:p text:style-name="P60">SQAP</text:p>
          </table:table-cell>
          <table:table-cell table:style-name="Tableau4.B14" office:value-type="string">
            <text:p text:style-name="P62">Software Quality Assurance Plan</text:p>
          </table:table-cell>
        </table:table-row>
        <table:table-row table:style-name="Tableau4.2">
          <table:table-cell table:style-name="Tableau4.A15" office:value-type="string">
            <text:p text:style-name="P60">SRTM</text:p>
          </table:table-cell>
          <table:table-cell table:style-name="Tableau4.B15" office:value-type="string">
            <text:p text:style-name="P62">Software Requirement Traceability Matrix</text:p>
          </table:table-cell>
        </table:table-row>
        <table:table-row table:style-name="Tableau4.2">
          <table:table-cell table:style-name="Tableau4.A16" office:value-type="string">
            <text:p text:style-name="P60">STP</text:p>
          </table:table-cell>
          <table:table-cell table:style-name="Tableau4.B16" office:value-type="string">
            <text:p text:style-name="P62">Software Test Plan</text:p>
          </table:table-cell>
        </table:table-row>
        <table:table-row table:style-name="Tableau4.2">
          <table:table-cell table:style-name="Tableau4.A17" office:value-type="string">
            <text:p text:style-name="P60">STPr</text:p>
          </table:table-cell>
          <table:table-cell table:style-name="Tableau4.B17" office:value-type="string">
            <text:p text:style-name="P62">Software Test Procedure</text:p>
          </table:table-cell>
        </table:table-row>
        <table:table-row table:style-name="Tableau4.2">
          <table:table-cell table:style-name="Tableau4.A18" office:value-type="string">
            <text:p text:style-name="P60">STR</text:p>
          </table:table-cell>
          <table:table-cell table:style-name="Tableau4.B18" office:value-type="string">
            <text:p text:style-name="P62">Software Test Report</text:p>
          </table:table-cell>
        </table:table-row>
        <text:soft-page-break/>
        <table:table-row table:style-name="Tableau4.2">
          <table:table-cell table:style-name="Tableau4.A19" office:value-type="string">
            <text:p text:style-name="P60">SUM</text:p>
          </table:table-cell>
          <table:table-cell table:style-name="Tableau4.B19" office:value-type="string">
            <text:p text:style-name="P62">Software User Manual</text:p>
          </table:table-cell>
        </table:table-row>
        <table:table-row table:style-name="Tableau4.2">
          <table:table-cell table:style-name="Tableau4.A20" office:value-type="string">
            <text:p text:style-name="P60">SVD</text:p>
          </table:table-cell>
          <table:table-cell table:style-name="Tableau4.B20" office:value-type="string">
            <text:p text:style-name="P62">Software Version Description</text:p>
          </table:table-cell>
        </table:table-row>
        <table:table-row table:style-name="Tableau4.2">
          <table:table-cell table:style-name="Tableau4.A21" office:value-type="string">
            <text:p text:style-name="P60">SVN</text:p>
          </table:table-cell>
          <table:table-cell table:style-name="Tableau4.B21" office:value-type="string">
            <text:p text:style-name="P62">Subversion</text:p>
          </table:table-cell>
        </table:table-row>
        <table:table-row table:style-name="Tableau4.2">
          <table:table-cell table:style-name="Tableau4.A22" office:value-type="string">
            <text:p text:style-name="P60">SVVP</text:p>
          </table:table-cell>
          <table:table-cell table:style-name="Tableau4.B22" office:value-type="string">
            <text:p text:style-name="P62">Software Verification and Validation Plan</text:p>
          </table:table-cell>
        </table:table-row>
        <table:table-row table:style-name="Tableau4.2">
          <table:table-cell table:style-name="Tableau4.A23" office:value-type="string">
            <text:p text:style-name="P60">SVVR</text:p>
          </table:table-cell>
          <table:table-cell table:style-name="Tableau4.B23" office:value-type="string">
            <text:p text:style-name="P62">Software Verification and Validation Report</text:p>
          </table:table-cell>
        </table:table-row>
        <table:table-row table:style-name="Tableau4.2">
          <table:table-cell table:style-name="Tableau4.A24" office:value-type="string">
            <text:p text:style-name="P60">SW</text:p>
          </table:table-cell>
          <table:table-cell table:style-name="Tableau4.B24" office:value-type="string">
            <text:p text:style-name="P66"><text:span text:style-name="T28">Software</text:span></text:p>
          </table:table-cell>
        </table:table-row>
        <table:table-row table:style-name="Tableau4.2">
          <table:table-cell table:style-name="Tableau4.A25" office:value-type="string">
            <text:p text:style-name="P60">UART</text:p>
          </table:table-cell>
          <table:table-cell table:style-name="Tableau4.B25" office:value-type="string">
            <text:p text:style-name="P62">Universal Asynchronous Receiver Transmitter</text:p>
          </table:table-cell>
        </table:table-row>
        <table:table-row table:style-name="Tableau4.2">
          <table:table-cell table:style-name="Tableau4.A26" office:value-type="string">
            <text:p text:style-name="P60">USART</text:p>
          </table:table-cell>
          <table:table-cell table:style-name="Tableau4.B26" office:value-type="string">
            <text:p text:style-name="P62">Universal Synchronous/Asynchronous Receiver Transmitter</text:p>
          </table:table-cell>
        </table:table-row>
      </table:table>
      <text:p text:style-name="P79"/>
      <text:p text:style-name="P82">Table <text:sequence text:ref-name="refTable0" text:name="Table" text:formula="ooow:Table+1" style:num-format="1">1</text:sequence>: Acronyms</text:p>
      <text:p text:style-name="P7">This table defines the terms used in this plan. </text:p>
      <table:table table:name="Tableau5" table:style-name="Tableau5">
        <table:table-column table:style-name="Tableau5.A"/>
        <table:table-column table:style-name="Tableau5.B"/>
        <table:table-header-rows>
          <table:table-row table:style-name="Tableau5.1">
            <table:table-cell table:style-name="Tableau5.A1" office:value-type="string">
              <text:p text:style-name="P57">Keywords</text:p>
            </table:table-cell>
            <table:table-cell table:style-name="Tableau5.B1" office:value-type="string">
              <text:p text:style-name="P57">Description</text:p>
            </table:table-cell>
          </table:table-row>
        </table:table-header-rows>
        <table:table-row table:style-name="Tableau5.1">
          <table:table-cell table:style-name="Tableau5.A2" office:value-type="string">
            <text:p text:style-name="P60">Anomaly</text:p>
          </table:table-cell>
          <table:table-cell table:style-name="Tableau5.B2" office:value-type="string">
            <text:p text:style-name="P63">Change of specification further to an execution error or back fitting to specification.</text:p>
          </table:table-cell>
        </table:table-row>
        <table:table-row table:style-name="Tableau5.1">
          <table:table-cell table:style-name="Tableau5.A3" office:value-type="string">
            <text:p text:style-name="P60">Baseline</text:p>
          </table:table-cell>
          <table:table-cell table:style-name="Tableau5.B3" office:value-type="string">
            <text:p text:style-name="P63">A configuration used as a reference. Once established, a baseline can only be modified via modification management.</text:p>
          </table:table-cell>
        </table:table-row>
        <table:table-row table:style-name="Tableau5.1">
          <table:table-cell table:style-name="Tableau5.A4" office:value-type="string">
            <text:p text:style-name="P60">Configuration</text:p>
          </table:table-cell>
          <table:table-cell table:style-name="Tableau5.B4" office:value-type="string">
            <text:p text:style-name="P63">Identification of all the components of a group of elements (I), or a macro-element (II) that stipulates the version (e.g. the configuration of a sub-system identifies all the elements of the sub-system at the instant t).</text:p>
            <text:p text:style-name="P63">A configuration can also include other configurations (e.g. project configuration identifies all the other configurations).</text:p>
          </table:table-cell>
        </table:table-row>
        <table:table-row table:style-name="Tableau5.1">
          <table:table-cell table:style-name="Tableau5.A5" office:value-type="string">
            <text:p text:style-name="P60">Configuration Management</text:p>
          </table:table-cell>
          <table:table-cell table:style-name="Tableau5.B5" office:value-type="string">
            <text:p text:style-name="P63">Integral process whose aim to control products by providing a version identification and follow up mechanism for each element in the product.</text:p>
          </table:table-cell>
        </table:table-row>
        <table:table-row table:style-name="Tableau5.1">
          <table:table-cell table:style-name="Tableau5.A6" office:value-type="string">
            <text:p text:style-name="P60">Configuring</text:p>
            <text:p text:style-name="P60">(an element)</text:p>
          </table:table-cell>
          <table:table-cell table:style-name="Tableau5.B6" office:value-type="string">
            <text:p text:style-name="P63">The action of submitting an element to configuration management.</text:p>
          </table:table-cell>
        </table:table-row>
        <table:table-row table:style-name="Tableau5.1">
          <table:table-cell table:style-name="Tableau5.A7" office:value-type="string">
            <text:p text:style-name="P60">Element</text:p>
          </table:table-cell>
          <table:table-cell table:style-name="Tableau5.B7" office:value-type="string">
            <text:p text:style-name="P63">Software component, material component or document considered as a unit from a configuration management point of view. As soon as an element is modified, it becomes another element (e.g. RxStack.c version 7 is a different element from RxStack.c version 8).</text:p>
          </table:table-cell>
        </table:table-row>
        <table:table-row table:style-name="Tableau5.1">
          <table:table-cell table:style-name="Tableau5.A8" office:value-type="string">
            <text:p text:style-name="P60">Evolution</text:p>
          </table:table-cell>
          <table:table-cell table:style-name="Tableau5.B8" office:value-type="string">
            <text:p text:style-name="P63">Specification change made by the customer.</text:p>
          </table:table-cell>
        </table:table-row>
        <table:table-row table:style-name="Tableau5.1">
          <table:table-cell table:style-name="Tableau5.A9" office:value-type="string">
            <text:p text:style-name="P60">Level of control</text:p>
          </table:table-cell>
          <table:table-cell table:style-name="Tableau5.B9" office:value-type="string">
            <text:p text:style-name="P63">The attribute of an element that stipulates the configuration management rules that the element must comply with. The level of control of an element can vary according to the project class.</text:p>
          </table:table-cell>
        </table:table-row>
        <table:table-row table:style-name="Tableau5.1">
          <table:table-cell table:style-name="Tableau5.A10" office:value-type="string">
            <text:p text:style-name="P60">Modification</text:p>
          </table:table-cell>
          <table:table-cell table:style-name="Tableau5.B10" office:value-type="string">
            <text:p text:style-name="P63">It results from a request for evolution or an anomaly report. The modification is taken into account by configuration management.</text:p>
          </table:table-cell>
        </table:table-row>
        <table:table-row table:style-name="Tableau5.1">
          <table:table-cell table:style-name="Tableau5.A11" office:value-type="string">
            <text:p text:style-name="P60">Product</text:p>
          </table:table-cell>
          <table:table-cell table:style-name="Tableau5.B11" office:value-type="string">
            <text:p text:style-name="P63">An element that can be delivered to the customer (e.g. a plan, an executable). A product can be a macro-element (e.g. an executable).</text:p>
          </table:table-cell>
        </table:table-row>
        <table:table-row table:style-name="Tableau5.1">
          <table:table-cell table:style-name="Tableau5.A12" office:value-type="string">
            <text:p text:style-name="P60">Release</text:p>
          </table:table-cell>
          <table:table-cell table:style-name="Tableau5.B12" office:value-type="string">
            <text:p text:style-name="P63">Formal action of making a product available and authorizing the use of a product that can be restored. This happens with the consent of the persons in charge of the two phases between which this occurs.</text:p>
          </table:table-cell>
        </table:table-row>
        <table:table-row table:style-name="Tableau5.1">
          <table:table-cell table:style-name="Tableau5.A13" office:value-type="string">
            <text:p text:style-name="P60">Revision (i)</text:p>
          </table:table-cell>
          <table:table-cell table:style-name="Tableau5.B13" office:value-type="string">
            <text:p text:style-name="P63">Product identifier (all the figures and/or letters) (I). Product released (II).</text:p>
          </table:table-cell>
        </table:table-row>
        <table:table-row table:style-name="Tableau5.1">
          <table:table-cell table:style-name="Tableau5.A14" office:value-type="string">
            <text:p text:style-name="P60">Software</text:p>
          </table:table-cell>
          <table:table-cell table:style-name="Tableau5.B14" office:value-type="string">
            <text:p text:style-name="P63">Intellectual creation including the procedures, programs, rules and all literature relative to how a unit of data processing function.</text:p>
          </table:table-cell>
        </table:table-row>
        <table:table-row table:style-name="Tableau5.1">
          <table:table-cell table:style-name="Tableau5.A15" office:value-type="string">
            <text:p text:style-name="P60">Traceability</text:p>
          </table:table-cell>
          <table:table-cell table:style-name="Tableau5.B15" office:value-type="string">
            <text:p text:style-name="P63">Ease with which a link can be established between two or several products in a development process and more particularly those possessing a predecessor to successor or master to slave relation.</text:p>
          </table:table-cell>
        </table:table-row>
      </table:table>
      <text:p text:style-name="P80">Table <text:sequence text:ref-name="refTable1" text:name="Table" text:formula="ooow:Table+1" style:num-format="1">2</text:sequence>: Definitions</text:p>
      <text:p text:style-name="P8"/>
      <text:h text:style-name="P69" text:outline-level="2"><text:bookmark-start text:name="__RefHeading___Toc2326_3209428693"/><text:soft-page-break/>Document organization<text:bookmark-end text:name="__RefHeading___Toc2326_3209428693"/></text:h>
      <text:p text:style-name="Standard"><text:span text:style-name="T26">&lt;</text:span><text:span text:style-name="T27">IEEE Std 1558-2004:</text:span><text:span text:style-name="T26"> Document the software methods or representations used (e.g., Data Flow Diagrams, Structure Charts, Finite state machines, Object-Oriented Diagrams, or other design techniques).</text:span></text:p>
      <text:p text:style-name="P10">Define the view(s) for the design entities and their attributes, and for each view, define the document format and specify where the design entities and their attributes are described within the document.&gt;</text:p>
      <text:p text:style-name="P6"/>
      <text:p text:style-name="P45"/>
      <text:h text:style-name="P1" text:outline-level="1"><text:bookmark-start text:name="__RefHeading___Toc2328_3209428693"/>References<text:bookmark-end text:name="__RefHeading___Toc2328_3209428693"/></text:h>
      <text:p text:style-name="Standard"><text:span text:style-name="T26">&lt;</text:span><text:span text:style-name="T27">IEEE Std 1558-2004:</text:span><text:span text:style-name="T26"> Complete list of all documents referenced within this document.&gt;</text:span></text:p>
      <text:p text:style-name="P47"><text:span text:style-name="T7">Note:</text:span><text:span text:style-name="T6"><text:tab/>If the issue is not shown, the latest issue shall apply.</text:span></text:p>
      <text:p text:style-name="P6"/>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57">Ref.</text:p>
            </table:table-cell>
            <table:table-cell table:style-name="Tableau6.A1" office:value-type="string">
              <text:p text:style-name="P57">Description</text:p>
            </table:table-cell>
            <table:table-cell table:style-name="Tableau6.C1" office:value-type="string">
              <text:p text:style-name="P57">Version</text:p>
            </table:table-cell>
          </table:table-row>
        </table:table-header-rows>
        <table:table-row table:style-name="Tableau6.2">
          <table:table-cell table:style-name="Tableau6.A2" office:value-type="string">
            <text:p text:style-name="P59">[IEEE SRS]</text:p>
          </table:table-cell>
          <table:table-cell table:style-name="Tableau6.B2" office:value-type="string">
            <text:p text:style-name="P64"/>
          </table:table-cell>
          <table:table-cell table:style-name="Tableau6.C2" office:value-type="string">
            <text:p text:style-name="P65"/>
          </table:table-cell>
        </table:table-row>
      </table:table>
      <text:p text:style-name="P80">Table <text:sequence text:ref-name="refTable2" text:name="Table" text:formula="ooow:Table+1" style:num-format="1">3</text:sequence>: External references</text:p>
      <text:p text:style-name="P6"/>
      <text:p text:style-name="P81"/>
      <table:table table:name="Tableau7" table:style-name="Tableau7">
        <table:table-column table:style-name="Tableau7.A"/>
        <table:table-column table:style-name="Tableau7.B"/>
        <table:table-header-rows>
          <table:table-row table:style-name="Tableau7.1">
            <table:table-cell table:style-name="Tableau7.A1" office:value-type="string">
              <text:p text:style-name="P67">Ref.</text:p>
            </table:table-cell>
            <table:table-cell table:style-name="Tableau7.B1" office:value-type="string">
              <text:p text:style-name="P68">Description</text:p>
            </table:table-cell>
          </table:table-row>
        </table:table-header-rows>
        <table:table-row table:style-name="Tableau7.2">
          <table:table-cell table:style-name="Tableau7.A2" office:value-type="string">
            <text:p text:style-name="P55">[SDD]</text:p>
          </table:table-cell>
          <table:table-cell table:style-name="Tableau7.B2" office:value-type="string">
            <text:p text:style-name="P56">YT001001 - Software Design Description (?)</text:p>
          </table:table-cell>
        </table:table-row>
      </table:table>
      <text:p text:style-name="P80">Table <text:sequence text:ref-name="refTable3" text:name="Table" text:formula="ooow:Table+1" style:num-format="1">4</text:sequence>: Project documents</text:p>
      <text:p text:style-name="P6"/>
      <text:p text:style-name="P6"/>
      <text:h text:style-name="P1" text:outline-level="1"><text:bookmark-start text:name="__RefHeading___Toc2330_3209428693"/>Software design<text:bookmark-end text:name="__RefHeading___Toc2330_3209428693"/></text:h>
      <text:p text:style-name="Standard"><text:span text:style-name="T26">&lt;</text:span><text:span text:style-name="T27">IEEE Std 1558-2004:</text:span><text:span text:style-name="T26"> Description of the design following the organization of views specified in 1.4.</text:span></text:p>
      <text:p text:style-name="P10">Regardless of the design view(s) presented, each entity attribute for each entity shall be present.&gt;</text:p>
      <text:p text:style-name="P3">Un USART utilisé en mode asynchrone et deux Timers sont instanciés pour le projet. On instancie également deux LEDs et le User Button sur les GPIOs.</text:p>
      <text:p text:style-name="Standard"><text:span text:style-name="T17">Les deux Timers sont initialisés avec un Prescaler différent, l’un pour correspondre à 3 secondes de période, l’autre à 1 seconde.</text:span></text:p>
      <text:p text:style-name="Standard"><text:span text:style-name="T17">Une interruption est génerée par les timers à chaque période, et une interruption est généré par l’USART à chaque caractère reçu. Par polling, le bouton génère l’inversion de l’état des LEDs dans une boucle infinie avec un anti-rebond pour n’effectuer l’action qu’une fois si on reste appuyé.</text:span></text:p>
      <text:p text:style-name="P10"/>
      <text:p text:style-name="Standard"><text:span text:style-name="T8">&lt;</text:span><text:span text:style-name="T9">IEEE Std 1016-1998:</text:span><text:span text:style-name="T8"> A design is an element (component) of a design that is structurally and functionally distinct from other elements and that is separately named and referenced.</text:span></text:p>
      <text:p text:style-name="P11">Design entities result from a decomposition of the software system requirements. The objective is to divide the system into separate components that can be considered, implemented, changed, and tested with minimal effect on other entities.</text:p>
      <text:p text:style-name="P11">Entities can exist as a system, subsystems, data stores, modules, programs, and processes; see IEEE Std 610.12-1990.</text:p>
      <text:p text:style-name="P11">The number and type of entities required to partition a design are dependent on a number of factors, such as the complexity of the system, the design technique used, and the programming environment.</text:p>
      <text:p text:style-name="P11">Although entities are different in nature, they possess common characteristics. Each design entity will have a name, purpose, and function. There are common relationships among entities such as interfaces or shared data. The common characteristics of entities are described by design entity attributes.&gt;</text:p>
      <text:p text:style-name="Standard"><text:span text:style-name="T8">&lt;</text:span><text:span text:style-name="T9">IEEE Std 1016-1998:</text:span><text:span text:style-name="T8"> A design entity attribute is a named characteristic or property of a design entity. It provides a statement of fact about the entity.</text:span></text:p>
      <text:p text:style-name="P11">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xml:id="list3416468426" text:style-name="WW8Num2">
        <text:list-item>
          <text:p text:style-name="P84">The attribute is necessary for all software projects;</text:p>
        </text:list-item>
        <text:list-item>
          <text:p text:style-name="P84">An incorrect specification of the attribute value could result in a fault in the software system to be developed;</text:p>
        </text:list-item>
        <text:list-item>
          <text:p text:style-name="P84">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list-item>
      </text:list>
      <text:p text:style-name="P11">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T8">&lt;</text:span><text:span text:style-name="T9">IEEE Std 1016-1998:</text:span><text:span text:style-name="T8"> </text:span><text:span text:style-name="T10">Identification</text:span></text:p>
      <text:p text:style-name="P11">The name of the entity. Two entities shall not have the same name. The names for the entities may be selected to characterize their nature. This will simplify referencing and tracking in addition to providing identification.&gt;</text:p>
      <text:p text:style-name="Standard"><text:span text:style-name="T8">&lt;</text:span><text:span text:style-name="T9">IEEE Std 1016-1998:</text:span><text:span text:style-name="T8"> </text:span><text:span text:style-name="T10">Type</text:span></text:p>
      <text:p text:style-name="P11">A description of the kind of entity. The type attribute shall describe the nature of the entity. It may simply name the kind of entity, such as subprogram, module, procedure, process, or data store. Alternatively, design entities may be <text:soft-page-break/>grouped into major classes to assist in locating an entity dealing with a particular type of information. For a given design description, the-chosen entity types shall be applied consistently.&gt;</text:p>
      <text:p text:style-name="Standard"><text:span text:style-name="T8">&lt;</text:span><text:span text:style-name="T9">IEEE Std 1016-1998:</text:span><text:span text:style-name="T8"> </text:span><text:span text:style-name="T10">Purpose</text:span></text:p>
      <text:p text:style-name="P11">A description of why the entity exists. The purpose attribute shall provide the rationale for the creation of the entity. Therefore, it shall designate the specific functional and performance requirements for which this entity was created; see IEEE Std 830-1998. The purpose attribute shall also describe special requirements that must be met by the entity that are not included in the software requirements specification.&gt;</text:p>
      <text:p text:style-name="Standard"><text:span text:style-name="T8">&lt;</text:span><text:span text:style-name="T9">IEEE Std 1016-1998:</text:span><text:span text:style-name="T8"> </text:span><text:span text:style-name="T10">Function</text:span></text:p>
      <text:p text:style-name="P11">A statement of what the entity does. The function attribute shall state the transformation applied by the entity to inputs to produce the desired output. In the case of a data entity, this attribute shall state the type of information stored or transmitted by the entity.&gt;</text:p>
      <text:p text:style-name="Standard"><text:span text:style-name="T8">&lt;</text:span><text:span text:style-name="T9">IEEE Std 1016-1998:</text:span><text:span text:style-name="T8"> </text:span><text:span text:style-name="T10">Subordinates</text:span></text:p>
      <text:p text:style-name="P11">The identification of all entities composing this entity. The subordinates attribute shall identify the composed of relationship for an entity. This information is used to trace requirements to design entities and to identify parent/child structural relationships through a software system decomposition.&gt;</text:p>
      <text:p text:style-name="Standard"><text:span text:style-name="T8">&lt;</text:span><text:span text:style-name="T9">IEEE Std 1016-1998:</text:span><text:span text:style-name="T8"> </text:span><text:span text:style-name="T10">Dependencies</text:span></text:p>
      <text:p text:style-name="P11">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11">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8">&lt;</text:span><text:span text:style-name="T9">IEEE Std 1016-1998:</text:span><text:span text:style-name="T8"> </text:span><text:span text:style-name="T10">Interface</text:span></text:p>
      <text:p text:style-name="P11">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11">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T8">&lt;</text:span><text:span text:style-name="T9">IEEE Std 1016-1998:</text:span><text:span text:style-name="T8"> </text:span><text:span text:style-name="T10">Resources</text:span></text:p>
      <text:p text:style-name="P11">A description of the elements used by the entity that are external to the design. The resources attribute shall identify and describe all of the resources external to the design that are needed by this entity to perform its function. Me interaction rules and methods for using the resource shall be specified by this attribute.</text:p>
      <text:p text:style-name="P11">This attribute provides information about items such as physical devices (printers, disc-partitions, memory banks), software services (math libraries, operating system services), and processing resources (CPU cycles, memory allocation, buffers).</text:p>
      <text:p text:style-name="P11">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T8">&lt;</text:span><text:span text:style-name="T9">IEEE Std 1016-1998:</text:span><text:span text:style-name="T8"> </text:span><text:span text:style-name="T10">Processing</text:span></text:p>
      <text:p text:style-name="P11">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11">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oft-page-break/><text:span text:style-name="T8">&lt;</text:span><text:span text:style-name="T9">IEEE Std 1016-1998:</text:span><text:span text:style-name="T8"> </text:span><text:span text:style-name="T10">Data</text:span></text:p>
      <text:p text:style-name="P11">A description of data elements internal to the entity. The data attribute shall describe the method of representation, initial values, use, semantics, format, and acceptable values of internal data.</text:p>
      <text:p text:style-name="P11">The description of data may be in the form of a data dictionary that describes the content, structure, and use of all data elements. Data information shall describe everything pertaining to the use of data or internal data structures by this entity. It shall include data specifications such as formats, number of elements, and initial values. It shall also include the structures to be used for representing data such as file structures. arrays, stacks, queues, and memory partitions.</text:p>
      <text:p text:style-name="P11">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P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F" svg:font-family="" style:font-pitch="variable"/>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562000004F5735F2E322F1F0D08.jpg" xlink:type="simple" xlink:show="embed" xlink:actuate="onLoad"/>
    <draw:fill-image draw:name="logo_5f_ynov_5f_campus_5f_rvb" draw:display-name="logo_ynov_campus_rvb" xlink:href="Pictures/10000201000001F4000000FA8E5263079D94F53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8pt" fo:language="en" fo:country="US" style:font-size-asian="18pt" style:language-asian="zh" style:country-asian="CN" style:font-size-complex="10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26pt" style:text-underline-style="solid" style:text-underline-width="bold" style:text-underline-color="#d9d9d9"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212cm" fo:margin-bottom="0.353cm" loext:contextual-spacing="false"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color="#a6a6a6" fo:font-weight="bold"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keep-with-next="always">
        <style:tab-stops>
          <style:tab-stop style:position="2.501cm"/>
        </style:tab-stops>
      </style:paragraph-properties>
      <style:text-properties style:text-underline-style="solid" style:text-underline-width="auto" style:text-underline-color="font-color" style:font-weight-complex="bold"/>
    </style:style>
    <style:style style:name="Heading_20_5" style:display-name="Heading 5" style:family="paragraph" style:parent-style-name="Standard" style:next-style-name="Text_20_body" style:default-outline-level="5" style:class="text">
      <style:paragraph-properties>
        <style:tab-stops>
          <style:tab-stop style:position="3cm"/>
        </style:tab-stops>
      </style:paragraph-properties>
      <style:text-properties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left="3.752cm" fo:margin-right="0cm" fo:text-indent="0cm" style:auto-text-indent="false">
        <style:tab-stops>
          <style:tab-stop style:position="3.501cm"/>
        </style:tab-stops>
      </style:paragraph-properties>
      <style:text-properties fo:font-size="10pt" style:font-size-asian="10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6.038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6.292cm" fo:margin-right="0cm" fo:margin-top="0.423cm" fo:margin-bottom="0.106cm" loext:contextual-spacing="false" fo:text-indent="0cm" style:auto-text-indent="false"/>
      <style:text-properties fo:font-size="10pt" style:font-size-asian="10pt" style:font-style-complex="italic"/>
    </style:style>
    <style:style style:name="Heading_20_9" style:display-name="Heading 9" style:family="paragraph" style:parent-style-name="Standard" style:next-style-name="Standard" style:default-outline-level="9" style:class="text">
      <style:paragraph-properties fo:margin-left="6.546cm" fo:margin-right="0cm" fo:margin-top="0.423cm" fo:margin-bottom="0.106cm" loext:contextual-spacing="false" fo:text-indent="0cm" style:auto-text-indent="false"/>
      <style:text-properties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roman" style:font-pitch="variable" style:font-name-complex="Tahoma1" style:font-family-complex="Tahoma" style:font-pitch-complex="variable"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8.08cm" style:type="right" style:leader-style="dotted" style:leader-text="."/>
        </style:tab-stops>
      </style:paragraph-properties>
      <style:text-properties fo:text-transform="uppercase" fo:font-size="16pt" fo:font-weight="bold" style:font-size-asian="16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501cm" fo:margin-right="0cm" fo:text-indent="0cm" style:auto-text-indent="false"/>
      <style:text-properties fo:font-variant="small-caps" fo:color="#7f7f7f" fo:font-size="16pt" fo:font-weight="bold" style:font-size-asian="16pt" style:font-weight-asian="bold" style:font-size-complex="10pt"/>
    </style:style>
    <style:style style:name="Contents_20_3" style:display-name="Contents 3" style:family="paragraph" style:parent-style-name="Standard" style:next-style-name="Standard" style:class="index">
      <style:paragraph-properties fo:margin-left="1cm" fo:margin-right="0cm" fo:text-indent="0cm" style:auto-text-indent="false"/>
      <style:text-properties fo:font-size="14pt" fo:font-weight="bold" style:font-size-asian="14pt" style:font-weight-asian="bold" style:font-size-complex="10pt" style:font-style-complex="italic"/>
    </style:style>
    <style:style style:name="Contents_20_4" style:display-name="Contents 4"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5" style:display-name="Contents 5" style:family="paragraph" style:parent-style-name="Standard" style:next-style-name="Standard" style:class="index">
      <style:paragraph-properties fo:margin-left="1.501cm" fo:margin-right="0cm" fo:text-indent="0cm" style:auto-text-indent="false"/>
      <style:text-properties fo:font-style="italic" style:font-style-asian="italic" style:font-size-complex="9pt"/>
    </style:style>
    <style:style style:name="Contents_20_6" style:display-name="Contents 6"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7" style:display-name="Contents 7"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8" style:display-name="Contents 8"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9" style:display-name="Contents 9" style:family="paragraph" style:parent-style-name="Standard" style:next-style-name="Standard" style:class="index">
      <style:paragraph-properties fo:margin-left="1.501cm" fo:margin-right="0cm" fo:text-indent="0cm" style:auto-text-indent="false"/>
      <style:text-properties style:font-size-complex="9pt"/>
    </style:style>
    <style:style style:name="Document_20_Title" style:display-name="Document Title" style:family="paragraph" style:parent-style-name="Standard">
      <style:text-properties fo:color="#0076b8" fo:font-size="20pt" fo:font-weight="bold" style:font-size-asian="20pt" style:font-weight-asian="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text_20_level_20_2" style:display-name="text level 2" style:family="paragraph" style:parent-style-name="Standard"/>
    <style:style style:name="text_20_level_20_3" style:display-name="text level 3" style:family="paragraph" style:parent-style-name="Standard">
      <style:paragraph-properties fo:margin-left="1.251cm" fo:margin-right="0cm" fo:text-indent="0cm" style:auto-text-indent="false"/>
    </style:style>
    <style:style style:name="text_20_level_20_4" style:display-name="text level 4" style:family="paragraph" style:parent-style-name="Standard">
      <style:paragraph-properties fo:margin-left="3.752cm" fo:margin-right="0cm" fo:text-indent="0cm" style:auto-text-indent="false"/>
      <style:text-properties fo:font-size="10pt" style:font-size-asian="10pt"/>
    </style:style>
    <style:style style:name="text_20_level_20_5" style:display-name="text level 5" style:family="paragraph" style:parent-style-name="Standard">
      <style:paragraph-properties fo:margin-left="3.752cm" fo:margin-right="0cm" fo:text-indent="0cm" style:auto-text-indent="false"/>
      <style:text-properties fo:font-size="10pt" style:font-size-asian="10pt"/>
    </style:style>
    <style:style style:name="text_20_level_20_6" style:display-name="text level 6" style:family="paragraph" style:parent-style-name="Standard">
      <style:paragraph-properties fo:margin-left="3.752cm" fo:margin-right="0cm" fo:text-indent="0cm" style:auto-text-indent="false"/>
      <style:text-properties fo:font-size="10pt" style:font-size-asian="10pt"/>
    </style:style>
    <style:style style:name="Subtitle" style:family="paragraph" style:parent-style-name="Standard" style:next-style-name="Standard" style:class="chapter">
      <style:paragraph-properties fo:margin-top="0.212cm" fo:margin-bottom="0.282cm" loext:contextual-spacing="false"/>
      <style:text-properties fo:color="#5a5a5a" style:font-name="Calibri" fo:font-family="Calibri" style:font-family-generic="roman" style:font-pitch="variable" fo:letter-spacing="0.026cm" style:font-name-asian="F" style:font-pitch-asian="variable" style:font-name-complex="F" style:font-pitch-complex="variable" style:font-size-complex="11pt"/>
    </style:style>
    <style:style style:name="Title" style:family="paragraph" style:parent-style-name="Standard" style:next-style-name="Standard" style:class="chapter">
      <style:paragraph-properties fo:margin-top="0.212cm" fo:margin-bottom="0.212cm" loext:contextual-spacing="true"/>
      <style:text-properties style:font-name="Cambria" fo:font-family="Cambria" style:font-family-generic="roman" style:font-pitch="variable" fo:font-size="28pt" fo:letter-spacing="-0.018cm" style:letter-kerning="true" style:font-name-asian="F" style:font-pitch-asian="variable" style:font-size-asian="28pt" style:font-name-complex="F" style:font-pitch-complex="variable" style:font-size-complex="28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name-asian="F" style:font-pitch-asian="variable" style:font-size-asian="12pt" style:font-name-complex="Times New Roman" style:font-family-complex="'Times New Roman'" style:font-family-generic-complex="roman" style:font-pitch-complex="variable"/>
    </style:style>
    <style:style style:name="Text_20_normal" style:display-name="Text normal" style:family="paragraph">
      <style:paragraph-properties fo:margin-left="2.251cm" fo:margin-right="0cm" fo:margin-top="0.212cm" fo:margin-bottom="0.212cm" loext:contextual-spacing="false" fo:line-height="0.459cm" fo:text-align="start" style:justify-single-word="false" fo:keep-together="always" fo:orphans="0" fo:widows="0" fo:hyphenation-ladder-count="no-limit" fo:text-indent="0cm" style:auto-text-indent="false" style:writing-mode="lr-tb">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style:use-window-font-color="true"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ption" style:family="paragraph" style:parent-style-name="Standard" style:next-style-name="Standard">
      <style:paragraph-properties fo:margin-left="2.251cm" fo:margin-right="0cm"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fo:font-size="10pt" fo:language="en" fo:country="US" fo:font-weight="bold" style:font-size-asian="10pt" style:language-asian="zh" style:country-asian="CN" style:font-weight-asian="bold" style:font-size-complex="10pt" style:font-weight-complex="bold" fo:hyphenate="false" fo:hyphenation-remain-char-count="2" fo:hyphenation-push-char-count="2"/>
    </style:style>
    <style:style style:name="Appendix" style:family="paragraph" style:parent-style-name="Standard" style:next-style-name="Standard">
      <style:paragraph-properties fo:margin-left="1.501cm" fo:margin-right="0cm" fo:line-height="0.459cm" fo:keep-together="always" fo:orphans="0" fo:widows="0" fo:hyphenation-ladder-count="no-limit" fo:text-indent="0cm" style:auto-text-indent="false" fo:break-before="page" fo:keep-with-next="always"/>
      <style:text-properties fo:language="en" fo:country="US" fo:font-weight="bold" style:language-asian="zh" style:country-asian="CN" style:font-weight-asian="bold" style:font-size-complex="10pt" fo:hyphenate="false" fo:hyphenation-remain-char-count="2" fo:hyphenation-push-char-count="2"/>
    </style:style>
    <style:style style:name="List_20_Paragraph" style:display-name="List Paragraph" style:family="paragraph" style:parent-style-name="Standard">
      <style:paragraph-properties fo:margin-left="1.27cm" fo:margin-right="0cm" fo:margin-top="0.212cm" fo:margin-bottom="0.212cm" loext:contextual-spacing="true" fo:text-indent="0cm" style:auto-text-indent="false"/>
    </style:style>
    <style:style style:name="table_20_of_20_figures" style:display-name="table of figures" style:family="paragraph" style:parent-style-name="Standard" style:next-style-name="Standard">
      <style:paragraph-properties fo:margin-top="0.212cm" fo:margin-bottom="0cm" loext:contextual-spacing="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Comment" style:family="paragraph" style:parent-style-name="Standard" style:next-style-name="Standard">
      <style:paragraph-properties fo:margin-top="0cm" fo:margin-bottom="0cm" loext:contextual-spacing="false" style:line-height-at-least="0.423cm" fo:text-align="start" style:justify-single-word="false"/>
      <style:text-properties fo:color="#0000ff" fo:font-size="10pt" fo:language="en" fo:country="US" fo:font-style="italic" style:font-size-asian="10pt" style:language-asian="en" style:country-asian="US" style:font-style-asian="italic" style:font-size-complex="10pt" style:font-style-complex="italic" text:display="none"/>
    </style:style>
    <style:style style:name="Revision" style:family="paragraph">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8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1"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1"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1"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font-name="Calibri" fo:font-family="Calibri" style:font-family-generic="roman" style:font-pitch="variable" fo:font-size="11pt" style:text-underline-style="solid" style:text-underline-width="auto" style:text-underline-color="font-color" style:font-size-asian="11pt" style:font-name-complex="Calibri" style:font-family-complex="Calibri" style:font-family-generic-complex="roman" style:font-pitch-complex="variable"/>
    </style:style>
    <style:style style:name="Sous-titre_20_Car" style:display-name="Sous-titre Car" style:family="text" style:parent-style-name="Default_20_Paragraph_20_Font">
      <style:text-properties fo:color="#5a5a5a" style:font-name="Calibri" fo:font-family="Calibri" style:font-family-generic="roman" style:font-pitch="variable" fo:font-size="11pt" fo:letter-spacing="0.026cm" style:font-name-asian="F" style:font-pitch-asian="variable" style:font-size-asian="11pt" style:font-name-complex="F" style:font-pitch-complex="variable" style:font-size-complex="11pt"/>
    </style:style>
    <style:style style:name="Titre_20_Car" style:display-name="Titre Car" style:family="text" style:parent-style-name="Default_20_Paragraph_20_Font">
      <style:text-properties style:font-name="Cambria" fo:font-family="Cambria" style:font-family-generic="roman" style:font-pitch="variable" fo:font-size="28pt" fo:letter-spacing="-0.018cm" style:letter-kerning="true" style:font-name-asian="F" style:font-pitch-asian="variable" style:font-size-asian="28pt" style:font-name-complex="F" style:font-pitch-complex="variable" style:font-size-complex="28pt"/>
    </style:style>
    <style:style style:name="Corps_20_de_20_texte_20_Car" style:display-name="Corps de texte Car" style:family="text" style:parent-style-name="Default_20_Paragraph_20_Font">
      <style:text-properties style:font-name="Arial" fo:font-family="Arial" style:font-family-generic="swiss" style:font-pitch="variable" fo:font-size="18pt" fo:language="en" fo:country="US" style:font-size-asian="18pt" style:language-asian="zh" style:country-asian="CN" style:font-name-complex="Arial" style:font-family-complex="Arial" style:font-family-generic-complex="swiss"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re_20_4_20_Car" style:display-name="Titre 4 Car"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12pt" style:font-weight-complex="bold"/>
    </style:style>
    <style:style style:name="Titre_20_5_20_Car" style:display-name="Titre 5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3pt" style:font-style-complex="italic" style:font-weight-complex="bold"/>
    </style:style>
    <style:style style:name="Unresolved_20_Mention" style:display-name="Unresolved Mention" style:family="text" style:parent-style-name="Default_20_Paragraph_20_Font">
      <style:text-properties fo:color="#808080" fo:background-color="#e6e6e6"/>
    </style:style>
    <style:style style:name="En-tête_20_Car" style:display-name="En-tête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ListLabel_20_1" style:display-name="ListLabel 1"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2" style:display-name="ListLabel 2"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3" style:display-name="ListLabel 3" style:family="text">
      <style:text-properties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complex="Courier New1" style:font-family-complex="'Courier New'"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style:font-name-complex="Courier New1" style:font-family-complex="'Courier New'"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0"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MP2" style:family="paragraph">
      <style:paragraph-properties style:writing-mode="lr-tb"/>
      <style:text-properties style:font-name="Arial1" fo:font-size="1pt" fo:font-style="normal" fo:font-weight="normal" style:font-name-asian="Arial1" style:font-name-complex="Arial1"/>
    </style:style>
    <style:style style:name="MP3"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MP4" style:family="paragraph">
      <loext:graphic-properties draw:fill="bitmap" draw:fill-color="#ffffff" draw:fill-image-name="Bitmap_20_1" draw:opacity="27%" style:repeat="stretch"/>
      <style:paragraph-properties style:writing-mode="lr-tb"/>
    </style:style>
    <style:style style:name="MP5"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MP6" style:family="paragraph" style:parent-style-name="Standard">
      <style:paragraph-properties fo:margin-left="-0.751cm" fo:margin-right="0cm" fo:margin-top="0cm" fo:margin-bottom="0cm" loext:contextual-spacing="false" fo:text-indent="0cm" style:auto-text-indent="false"/>
    </style:style>
    <style:style style:name="MP7"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MP8"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MP9"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MP10" style:family="paragraph" style:parent-style-name="Header">
      <style:paragraph-properties fo:margin-top="0.212cm" fo:margin-bottom="0.212cm" loext:contextual-spacing="false">
        <style:tab-stops/>
      </style:paragraph-properties>
    </style:style>
    <style:style style:name="MP11"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MP12"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M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MP14"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MP15"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MP16"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MP17"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MT1" style:family="text">
      <style:text-properties fo:font-size="9.5pt" fo:language="it" fo:country="IT" fo:font-weight="bold" style:font-size-asian="9.5pt" style:font-weight-asian="bold" style:font-size-complex="9.5pt"/>
    </style:style>
    <style:style style:name="MT2" style:family="text">
      <style:text-properties fo:font-size="9.5pt" fo:language="en" fo:country="US" fo:font-weight="bold" style:font-size-asian="9.5pt" style:font-weight-asian="bold" style:font-size-complex="9.5pt"/>
    </style:style>
    <style:style style:name="MT3" style:family="text">
      <style:text-properties fo:font-size="9.5pt" fo:language="en" fo:country="US" fo:font-weight="bold" style:font-size-asian="9.5pt" style:font-weight-asian="bold" style:font-name-complex="Calibri1" style:font-size-complex="9.5pt"/>
    </style:style>
    <style:style style:name="MT4" style:family="text">
      <style:text-properties fo:color="#000000" fo:font-size="7pt" fo:language="en" fo:country="GB" style:font-size-asian="7pt" style:font-name-complex="Arial" style:font-size-complex="8pt" fo:background-color="#ffff00"/>
    </style:style>
    <style:style style:name="MT5" style:family="text">
      <style:text-properties fo:font-size="7pt" fo:language="en" fo:country="GB" style:font-size-asian="7pt" style:font-size-complex="8pt"/>
    </style:style>
    <style:style style:name="MT6" style:family="text">
      <style:text-properties fo:font-size="7pt" fo:language="en" fo:country="US" style:font-size-asian="7pt" style:language-asian="en" style:country-asian="US" style:font-size-complex="7pt"/>
    </style:style>
    <style:style style:name="MT7" style:family="text">
      <style:text-properties fo:font-size="7pt" fo:language="en" fo:country="US" style:font-size-asian="7pt" style:language-asian="en" style:country-asian="US" style:font-size-complex="7pt" fo:background-color="#ffff00"/>
    </style:style>
    <style:style style:name="MT8" style:family="text">
      <style:text-properties fo:font-size="9.5pt" fo:language="en" fo:country="US" fo:font-weight="bold" style:font-size-asian="9.5pt" style:font-weight-asian="bold" style:font-name-complex="Arial" style:font-size-complex="9.5pt"/>
    </style:style>
    <style:style style:name="MT9" style:family="text">
      <style:text-properties fo:font-size="9.5pt" fo:language="en" fo:country="US" fo:font-weight="bold" style:font-size-asian="9.5pt" style:font-weight-asian="bold" style:font-name-complex="Arial" style:font-size-complex="8pt"/>
    </style:style>
    <style:style style:name="MT10" style:family="text">
      <style:text-properties fo:font-size="9.5pt" fo:language="en" fo:country="GB" fo:font-weight="bold" style:font-size-asian="9.5pt" style:font-weight-asian="bold" style:font-name-complex="Arial" style:font-size-complex="8pt"/>
    </style:style>
    <style:style style:name="MT11" style:family="text">
      <style:text-properties fo:font-size="7pt" fo:language="en" fo:country="US" style:font-name-asian="Arial" style:font-size-asian="7pt" style:font-name-complex="Arial" style:font-size-complex="7pt"/>
    </style:style>
    <style:style style:name="MT12" style:family="text">
      <style:text-properties fo:font-size="7pt" fo:language="en" fo:country="US" style:font-size-asian="7pt" style:font-size-complex="7pt"/>
    </style:style>
    <style:style style:name="MT13" style:family="text">
      <style:text-properties style:font-name="Segoe UI" fo:font-size="7pt" fo:language="en" fo:country="US" style:font-size-asian="7pt" style:font-name-complex="Segoe UI" style:font-size-complex="7pt"/>
    </style:style>
    <style:style style:name="M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style:style>
    <style:style style:name="M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style:style>
    <style:style style:name="M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1cm" fo:padding-bottom="-0.011cm" fo:padding-left="-0.011cm" fo:padding-right="-0.011cm" fo:wrap-option="no-wrap" draw:shadow-color="#808080"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0.905cm" fo:margin-bottom="0.691cm" fo:margin-left="2.223cm" fo:margin-right="0.9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bottom="0.002cm" style:dynamic-spacing="true"/>
      </style:header-style>
      <style:footer-style>
        <style:header-footer-properties fo:min-height="1.416cm" fo:margin-top="1.318cm" style:dynamic-spacing="true"/>
      </style:footer-style>
    </style:page-layout>
    <style:page-layout style:name="Mpm2">
      <style:page-layout-properties fo:page-width="21.001cm" fo:page-height="29.7cm" style:num-format="1" style:print-orientation="portrait" fo:margin-top="0.905cm" fo:margin-bottom="0.42cm" fo:margin-left="2.223cm" fo:margin-right="0.68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95cm" fo:margin-bottom="1.496cm" style:dynamic-spacing="true"/>
      </style:header-style>
      <style:footer-style>
        <style:header-footer-properties fo:min-height="2.08cm" fo:margin-top="1.981cm" style:dynamic-spacing="true"/>
      </style:footer-style>
    </style:page-layout>
  </office:automatic-styles>
  <office:master-styles>
    <style:master-page style:name="Standard" style:page-layout-name="Mpm1">
      <style:header>
        <text:p text:style-name="MP1"><draw:custom-shape text:anchor-type="char" draw:z-index="0" draw:name="PowerPlusWaterMarkObject191822840" draw:style-name="Mgr1" draw:text-style-name="MP3" svg:width="17.913cm" svg:height="5.989cm" draw:transform="skewX (6.94316193256254E-017) rotate (0.785398163397448) translate (0.440972222222222cm 16.7074166666667cm)"><text:p text:style-name="MP2">DRAFT</text:p><draw:enhanced-geometry draw:text-path-allowed="tru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12" draw:name="Damier" draw:style-name="Mgr2" draw:text-style-name="MP4" svg:width="10.164cm" svg:height="9.346cm" svg:x="7.338cm" svg:y="0.037cm"><text:p/><draw:enhanced-geometry svg:viewBox="0 0 0 0" draw:text-areas="0 0 ?f3 ?f2" draw:type="rectangle" draw:enhanced-path="M 0 0 L ?f3 0 ?f3 ?f2 0 ?f2 Z N"><draw:equation draw:name="f0" draw:formula="1*5763/2"/><draw:equation draw:name="f1" draw:formula="1*5299/2"/><draw:equation draw:name="f2" draw:formula="5299"/><draw:equation draw:name="f3" draw:formula="5763"/></draw:enhanced-geometry></draw:custom-shape></text:p>
        <text:p text:style-name="MP5"><text:tab/></text:p>
      </style:header>
      <style:footer>
        <text:p text:style-name="MP6"><text:span text:style-name="MT1">Date</text:span><text:span text:style-name="MT2">: 2019</text:span><text:span text:style-name="MT3">/05/24</text:span><text:span text:style-name="MT2"> - Issue: A</text:span></text:p>
        <text:p text:style-name="MP6"><text:span text:style-name="MT4">The LGL Company</text:span><text:span text:style-name="MT5">.</text:span></text:p>
        <text:p text:style-name="MP7">Confidential &amp; Proprietary.  All Rights Reserved. </text:p>
        <text:p text:style-name="MP6"><text:span text:style-name="MT5">© </text:span><text:span text:style-name="MT6">either</text:span><text:span text:style-name="MT7"> The LGL Company</text:span><text:span text:style-name="MT6"> or one of its subsidiaries</text:span></text:p>
        <text:p text:style-name="MP8"/>
        <text:p text:style-name="MP9"/>
      </style:footer>
    </style:master-page>
    <style:master-page style:name="Conversion_20_1" style:display-name="Conversion 1" style:page-layout-name="Mpm2">
      <style:header>
        <text:p text:style-name="MP10"><draw:custom-shape text:anchor-type="char" draw:z-index="11" draw:name="PowerPlusWaterMarkObject191822843" draw:style-name="Mgr1" draw:text-style-name="MP3" svg:width="17.913cm" svg:height="5.989cm" draw:transform="skewX (6.94316193256254E-017) rotate (0.785398163397448) translate (0.597958333333333cm 16.455875cm)"><text:p text:style-name="MP2">DRAFT</text:p><draw:enhanced-geometry draw:text-path-allowed="tru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11"><text:s/></text:p>
      </style:header>
      <style:footer>
        <text:p text:style-name="MP12">Software Design Document / Product</text:p>
        <text:p text:style-name="MP13"><draw:custom-shape text:anchor-type="char" draw:z-index="23" draw:name="Forme1" draw:style-name="Mgr3" draw:text-style-name="MP14" svg:width="2.647cm" svg:height="1.571cm" svg:x="14.75cm" svg:y="0.04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pan text:style-name="MT8">Date: 2019/05/24 - Issue: A<text:tab/></text:span><text:span text:style-name="MT9">page </text:span><text:span text:style-name="MT10"><text:page-number style:num-format="1" text:select-page="current">2</text:page-number></text:span><text:span text:style-name="MT9">/</text:span><text:span text:style-name="MT10"><text:page-count style:num-format="1">12</text:page-count></text:span></text:p>
        <text:p text:style-name="MP15">This document contains legally privileged, confidential, proprietary or </text:p>
        <text:p text:style-name="MP15">otherwise private information. Any unauthorized use, reproduction, dissemination,</text:p>
        <text:p text:style-name="MP13"><text:span text:style-name="MT11"><text:s/></text:span><text:span text:style-name="MT12">distribution or other disclosure of the contents is strictly prohibited</text:span><text:span text:style-name="MT13"> </text:span></text:p>
        <text:p text:style-name="MP16"/>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IEEE</dc:title>
    <dc:subject>Word template</dc:subject>
    <meta:creation-date>2019-05-08T16:45:12.548000000</meta:creation-date>
    <dc:date>2019-05-29T11:43:02.802760937</dc:date>
    <meta:editing-cycles>5</meta:editing-cycles>
    <meta:editing-duration>PT1H22M35S</meta:editing-duration>
    <meta:document-statistic meta:table-count="7" meta:image-count="0" meta:object-count="0" meta:page-count="12" meta:paragraph-count="296" meta:word-count="2551" meta:character-count="16402" meta:non-whitespace-character-count="14140"/>
    <meta:generator>LibreOffice/6.0.7.3$Linux_X86_64 LibreOffice_project/00m0$Build-3</meta:generator>
    <meta:user-defined meta:name="AppVersion">1.00</meta:user-defined>
    <meta:user-defined meta:name="Company">Tsiapkolis</meta:user-defined>
    <meta:user-defined meta:name="Date d'enregistrement" meta:value-type="date">2019-05-08T00:00:00</meta:user-defined>
    <meta:user-defined meta:name="DocSecurity" meta:value-type="float">0</meta:user-defined>
  </office:meta>
</office:document-meta>
</file>